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319a" officeooo:paragraph-rsid="001c319a"/>
    </style:style>
    <style:style style:name="P2" style:family="paragraph" style:parent-style-name="Standard">
      <style:text-properties officeooo:rsid="001c319a" officeooo:paragraph-rsid="001d78a5"/>
    </style:style>
    <style:style style:name="P3" style:family="paragraph" style:parent-style-name="Standard">
      <style:text-properties fo:font-style="italic" officeooo:rsid="001c319a" officeooo:paragraph-rsid="001c319a" style:font-style-asian="italic" style:font-style-complex="italic"/>
    </style:style>
    <style:style style:name="P4" style:family="paragraph" style:parent-style-name="Standard">
      <style:text-properties fo:font-style="italic" officeooo:rsid="001c319a" officeooo:paragraph-rsid="001d78a5" style:font-style-asian="italic" style:font-style-complex="italic"/>
    </style:style>
    <style:style style:name="P5" style:family="paragraph" style:parent-style-name="Standard">
      <style:text-properties fo:font-style="italic" officeooo:rsid="001d78a5" officeooo:paragraph-rsid="001d78a5" style:font-style-asian="italic" style:font-style-complex="italic"/>
    </style:style>
    <style:style style:name="P6" style:family="paragraph" style:parent-style-name="Standard">
      <style:text-properties fo:font-style="italic" officeooo:rsid="001e7f51" officeooo:paragraph-rsid="001e7f51" style:font-style-asian="italic" style:font-style-complex="italic"/>
    </style:style>
    <style:style style:name="P7" style:family="paragraph" style:parent-style-name="Standard">
      <style:text-properties fo:font-style="italic" officeooo:rsid="00250d3a" officeooo:paragraph-rsid="00250d3a" style:font-style-asian="italic" style:font-style-complex="italic"/>
    </style:style>
    <style:style style:name="P8" style:family="paragraph" style:parent-style-name="Standard">
      <style:text-properties fo:font-style="italic" officeooo:rsid="003009f2" officeooo:paragraph-rsid="003009f2" style:font-style-asian="italic" style:font-style-complex="italic"/>
    </style:style>
    <style:style style:name="P9" style:family="paragraph" style:parent-style-name="Standard">
      <style:text-properties fo:font-style="italic" officeooo:rsid="0031c57c" officeooo:paragraph-rsid="0031c57c" style:font-style-asian="italic" style:font-style-complex="italic"/>
    </style:style>
    <style:style style:name="P10" style:family="paragraph" style:parent-style-name="Standard">
      <style:text-properties fo:font-style="italic" style:text-underline-style="solid" style:text-underline-width="auto" style:text-underline-color="font-color" fo:font-weight="bold" officeooo:rsid="001c319a" officeooo:paragraph-rsid="001c319a" style:font-style-asian="italic" style:font-weight-asian="bold" style:font-style-complex="italic" style:font-weight-complex="bold"/>
    </style:style>
    <style:style style:name="P11" style:family="paragraph" style:parent-style-name="Standard">
      <style:text-properties fo:font-style="italic" style:text-underline-style="solid" style:text-underline-width="auto" style:text-underline-color="font-color" fo:font-weight="bold" officeooo:rsid="00204cae" officeooo:paragraph-rsid="00204cae" style:font-style-asian="italic" style:font-weight-asian="bold" style:font-style-complex="italic" style:font-weight-complex="bold"/>
    </style:style>
    <style:style style:name="P12" style:family="paragraph" style:parent-style-name="Standard">
      <style:text-properties fo:font-style="italic" style:text-underline-style="solid" style:text-underline-width="auto" style:text-underline-color="font-color" officeooo:rsid="001d78a5" officeooo:paragraph-rsid="001d78a5" style:font-style-asian="italic" style:font-style-complex="italic"/>
    </style:style>
    <style:style style:name="P13" style:family="paragraph" style:parent-style-name="Standard">
      <style:text-properties fo:font-style="italic" style:text-underline-style="solid" style:text-underline-width="auto" style:text-underline-color="font-color" fo:font-weight="normal" officeooo:rsid="001e79c2" officeooo:paragraph-rsid="001e79c2" style:font-style-asian="italic" style:font-weight-asian="normal" style:font-style-complex="italic" style:font-weight-complex="normal"/>
    </style:style>
    <style:style style:name="P14" style:family="paragraph" style:parent-style-name="Standard">
      <style:text-properties fo:font-style="italic" style:text-underline-style="solid" style:text-underline-width="auto" style:text-underline-color="font-color" fo:font-weight="normal" officeooo:rsid="00204cae" officeooo:paragraph-rsid="00204cae" style:font-style-asian="italic" style:font-weight-asian="normal" style:font-style-complex="italic" style:font-weight-complex="normal"/>
    </style:style>
    <style:style style:name="P15" style:family="paragraph" style:parent-style-name="Standard">
      <style:text-properties fo:font-style="italic" style:text-underline-style="none" officeooo:rsid="001d78a5" officeooo:paragraph-rsid="001d78a5" style:font-style-asian="italic" style:font-style-complex="italic"/>
    </style:style>
    <style:style style:name="P16" style:family="paragraph" style:parent-style-name="Standard">
      <style:text-properties fo:font-style="italic" style:text-underline-style="none" officeooo:rsid="001e79c2" officeooo:paragraph-rsid="001e79c2" style:font-style-asian="italic" style:font-style-complex="italic"/>
    </style:style>
    <style:style style:name="P17" style:family="paragraph" style:parent-style-name="Standard">
      <style:text-properties fo:font-style="italic" style:text-underline-style="none" officeooo:rsid="001e7f51" officeooo:paragraph-rsid="001e7f51" style:font-style-asian="italic" style:font-style-complex="italic"/>
    </style:style>
    <style:style style:name="P18" style:family="paragraph" style:parent-style-name="Standard">
      <style:text-properties fo:font-style="italic" style:text-underline-style="none" fo:font-weight="normal" officeooo:rsid="001e79c2" officeooo:paragraph-rsid="001e79c2" style:font-style-asian="italic" style:font-weight-asian="normal" style:font-style-complex="italic" style:font-weight-complex="normal"/>
    </style:style>
    <style:style style:name="P19" style:family="paragraph" style:parent-style-name="Standard">
      <style:text-properties fo:font-style="italic" style:text-underline-style="none" fo:font-weight="normal" officeooo:rsid="00204cae" officeooo:paragraph-rsid="00204cae" style:font-style-asian="italic" style:font-weight-asian="normal" style:font-style-complex="italic" style:font-weight-complex="normal"/>
    </style:style>
    <style:style style:name="P20" style:family="paragraph" style:parent-style-name="Standard">
      <style:text-properties fo:font-style="italic" style:text-underline-style="none" fo:font-weight="normal" officeooo:rsid="002123c2" officeooo:paragraph-rsid="002123c2" style:font-style-asian="italic" style:font-weight-asian="normal" style:font-style-complex="italic" style:font-weight-complex="normal"/>
    </style:style>
    <style:style style:name="P21" style:family="paragraph" style:parent-style-name="Standard">
      <style:text-properties fo:font-style="italic" style:text-underline-style="none" fo:font-weight="normal" officeooo:rsid="0022fb8f" officeooo:paragraph-rsid="0022fb8f" style:font-style-asian="italic" style:font-weight-asian="normal" style:font-style-complex="italic" style:font-weight-complex="normal"/>
    </style:style>
    <style:style style:name="P22" style:family="paragraph" style:parent-style-name="Standard">
      <style:text-properties fo:font-style="italic" style:text-underline-style="none" fo:font-weight="bold" officeooo:rsid="0024d286" officeooo:paragraph-rsid="0024d286" style:font-style-asian="italic" style:font-weight-asian="bold" style:font-style-complex="italic" style:font-weight-complex="bold"/>
    </style:style>
    <style:style style:name="P23" style:family="paragraph" style:parent-style-name="Standard">
      <style:text-properties fo:font-style="normal" officeooo:rsid="001c319a" officeooo:paragraph-rsid="001c319a" style:font-style-asian="normal" style:font-style-complex="normal"/>
    </style:style>
    <style:style style:name="P24" style:family="paragraph" style:parent-style-name="Standard">
      <style:text-properties fo:font-style="normal" officeooo:rsid="001d78a5" officeooo:paragraph-rsid="001d78a5" style:font-style-asian="normal" style:font-style-complex="normal"/>
    </style:style>
    <style:style style:name="P25" style:family="paragraph" style:parent-style-name="Standard">
      <style:text-properties fo:font-style="normal" officeooo:rsid="00250d3a" officeooo:paragraph-rsid="00250d3a" style:font-style-asian="normal" style:font-style-complex="normal"/>
    </style:style>
    <style:style style:name="P26" style:family="paragraph" style:parent-style-name="Standard">
      <style:text-properties fo:font-style="normal" officeooo:rsid="002f6098" officeooo:paragraph-rsid="002f6098" style:font-style-asian="normal" style:font-style-complex="normal"/>
    </style:style>
    <style:style style:name="P27" style:family="paragraph" style:parent-style-name="Standard">
      <style:text-properties fo:font-style="normal" officeooo:rsid="003009f2" officeooo:paragraph-rsid="003009f2" style:font-style-asian="normal" style:font-style-complex="normal"/>
    </style:style>
    <style:style style:name="P28" style:family="paragraph" style:parent-style-name="Standard">
      <style:text-properties fo:font-style="normal" officeooo:rsid="0031c57c" officeooo:paragraph-rsid="0031c57c" style:font-style-asian="normal" style:font-style-complex="normal"/>
    </style:style>
    <style:style style:name="P29" style:family="paragraph" style:parent-style-name="Standard">
      <style:text-properties fo:font-style="normal" style:text-underline-style="none" officeooo:rsid="001e79c2" officeooo:paragraph-rsid="001e79c2" style:font-style-asian="normal" style:font-style-complex="normal"/>
    </style:style>
    <style:style style:name="P30" style:family="paragraph" style:parent-style-name="Standard">
      <style:text-properties fo:font-style="normal" style:text-underline-style="none" officeooo:rsid="001e7f51" officeooo:paragraph-rsid="001e7f51" style:font-style-asian="normal" style:font-style-complex="normal"/>
    </style:style>
    <style:style style:name="P31" style:family="paragraph" style:parent-style-name="Standard">
      <style:text-properties fo:font-style="normal" style:text-underline-style="none" fo:font-weight="normal" officeooo:rsid="001e79c2" officeooo:paragraph-rsid="001e79c2"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1e7f51" officeooo:paragraph-rsid="001e7f51"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204cae" officeooo:paragraph-rsid="00204cae"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2123c2" officeooo:paragraph-rsid="002123c2"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22fb8f" officeooo:paragraph-rsid="0022fb8f"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243bde" officeooo:paragraph-rsid="00243bde"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24d286" officeooo:paragraph-rsid="0024d286" style:font-style-asian="normal" style:font-weight-asian="normal" style:font-style-complex="normal" style:font-weight-complex="normal"/>
    </style:style>
    <style:style style:name="P38" style:family="paragraph" style:parent-style-name="Standard">
      <style:text-properties fo:font-style="normal" style:text-underline-style="solid" style:text-underline-width="auto" style:text-underline-color="font-color" fo:font-weight="normal" officeooo:rsid="002123c2" officeooo:paragraph-rsid="002123c2" style:font-style-asian="normal" style:font-weight-asian="normal" style:font-style-complex="normal" style:font-weight-complex="normal"/>
    </style:style>
    <style:style style:name="P39" style:family="paragraph" style:parent-style-name="Standard">
      <style:text-properties officeooo:rsid="001d78a5" officeooo:paragraph-rsid="001d78a5"/>
    </style:style>
    <style:style style:name="P40" style:family="paragraph" style:parent-style-name="Standard">
      <style:text-properties fo:font-weight="bold" officeooo:rsid="001c319a" officeooo:paragraph-rsid="001c319a" style:font-weight-asian="bold" style:font-weight-complex="bold"/>
    </style:style>
    <style:style style:name="P41" style:family="paragraph" style:parent-style-name="Standard">
      <style:text-properties fo:font-weight="bold" officeooo:rsid="001d78a5" officeooo:paragraph-rsid="001d78a5" style:font-weight-asian="bold" style:font-weight-complex="bold"/>
    </style:style>
    <style:style style:name="P42" style:family="paragraph" style:parent-style-name="Standard">
      <style:text-properties officeooo:rsid="001e7f51" officeooo:paragraph-rsid="001e7f51"/>
    </style:style>
    <style:style style:name="P43" style:family="paragraph" style:parent-style-name="Standard">
      <style:text-properties style:text-line-through-style="none" style:text-line-through-type="none" fo:font-style="normal" style:text-underline-style="none" fo:font-weight="normal" officeooo:rsid="00243bde" officeooo:paragraph-rsid="00243bde" style:font-style-asian="normal" style:font-weight-asian="normal" style:font-style-complex="normal" style:font-weight-complex="normal"/>
    </style:style>
    <style:style style:name="P44" style:family="paragraph" style:parent-style-name="Standard">
      <style:text-properties style:text-line-through-style="none" style:text-line-through-type="none" fo:font-style="normal" style:text-underline-style="none" fo:font-weight="normal" officeooo:rsid="0024d286" officeooo:paragraph-rsid="0024d286" style:font-style-asian="normal" style:font-weight-asian="normal" style:font-style-complex="normal" style:font-weight-complex="normal"/>
    </style:style>
    <style:style style:name="P45" style:family="paragraph" style:parent-style-name="Standard">
      <style:text-properties style:text-line-through-style="none" style:text-line-through-type="none" fo:font-style="normal" style:text-underline-style="none" fo:font-weight="normal" officeooo:rsid="00250d3a" officeooo:paragraph-rsid="00250d3a" style:font-style-asian="normal" style:font-weight-asian="normal" style:font-style-complex="normal" style:font-weight-complex="normal"/>
    </style:style>
    <style:style style:name="P46" style:family="paragraph" style:parent-style-name="Standard">
      <style:text-properties style:text-line-through-style="none" style:text-line-through-type="none" fo:font-style="normal" style:text-underline-style="none" fo:font-weight="normal" officeooo:rsid="00263551" officeooo:paragraph-rsid="00263551" style:font-style-asian="normal" style:font-weight-asian="normal" style:font-style-complex="normal" style:font-weight-complex="normal"/>
    </style:style>
    <style:style style:name="P47" style:family="paragraph" style:parent-style-name="Standard">
      <style:text-properties style:text-line-through-style="none" style:text-line-through-type="none" fo:font-style="normal" style:text-underline-style="none" fo:font-weight="normal" officeooo:rsid="0027756c" officeooo:paragraph-rsid="0027756c" style:font-style-asian="normal" style:font-weight-asian="normal" style:font-style-complex="normal" style:font-weight-complex="normal"/>
    </style:style>
    <style:style style:name="P48" style:family="paragraph" style:parent-style-name="Standard">
      <style:text-properties style:text-line-through-style="none" style:text-line-through-type="none" fo:font-style="normal" style:text-underline-style="none" fo:font-weight="normal" officeooo:rsid="002a57f2" officeooo:paragraph-rsid="002a57f2" style:font-style-asian="normal" style:font-weight-asian="normal" style:font-style-complex="normal" style:font-weight-complex="normal"/>
    </style:style>
    <style:style style:name="P49" style:family="paragraph" style:parent-style-name="Standard">
      <style:text-properties style:text-line-through-style="none" style:text-line-through-type="none" fo:font-style="normal" style:text-underline-style="none" fo:font-weight="normal" officeooo:rsid="002b596a" officeooo:paragraph-rsid="002b596a" style:font-style-asian="normal" style:font-weight-asian="normal" style:font-style-complex="normal" style:font-weight-complex="normal"/>
    </style:style>
    <style:style style:name="P50" style:family="paragraph" style:parent-style-name="Standard">
      <style:text-properties style:text-line-through-style="none" style:text-line-through-type="none" fo:font-style="normal" style:text-underline-style="none" fo:font-weight="normal" officeooo:rsid="002ce967" officeooo:paragraph-rsid="002ce967" style:font-style-asian="normal" style:font-weight-asian="normal" style:font-style-complex="normal" style:font-weight-complex="normal"/>
    </style:style>
    <style:style style:name="P51" style:family="paragraph" style:parent-style-name="Standard">
      <style:text-properties style:text-line-through-style="none" style:text-line-through-type="none" fo:font-style="normal" style:text-underline-style="none" fo:font-weight="normal" officeooo:rsid="002f6098" officeooo:paragraph-rsid="002f6098" style:font-style-asian="normal" style:font-weight-asian="normal" style:font-style-complex="normal" style:font-weight-complex="normal"/>
    </style:style>
    <style:style style:name="P52" style:family="paragraph" style:parent-style-name="Standard">
      <style:text-properties style:text-line-through-style="none" style:text-line-through-type="none" fo:font-style="normal" style:text-underline-style="none" fo:font-weight="normal" officeooo:rsid="0031c57c" officeooo:paragraph-rsid="0031c57c" style:font-style-asian="normal" style:font-weight-asian="normal" style:font-style-complex="normal" style:font-weight-complex="normal"/>
    </style:style>
    <style:style style:name="P53" style:family="paragraph" style:parent-style-name="Standard">
      <style:text-properties style:text-line-through-style="none" style:text-line-through-type="none" fo:font-style="normal" style:text-underline-style="none" fo:font-weight="normal" officeooo:rsid="003009f2" officeooo:paragraph-rsid="002f6098" style:font-style-asian="normal" style:font-weight-asian="normal" style:font-style-complex="normal" style:font-weight-complex="normal"/>
    </style:style>
    <style:style style:name="P54" style:family="paragraph" style:parent-style-name="Standard">
      <style:text-properties style:text-line-through-style="none" style:text-line-through-type="none" fo:font-style="normal" style:text-underline-style="none" fo:font-weight="normal" officeooo:rsid="00350d66" officeooo:paragraph-rsid="00350d66" style:font-style-asian="normal" style:font-weight-asian="normal" style:font-style-complex="normal" style:font-weight-complex="normal"/>
    </style:style>
    <style:style style:name="P55" style:family="paragraph" style:parent-style-name="Standard">
      <style:text-properties style:text-line-through-style="none" style:text-line-through-type="none" fo:font-style="normal" style:text-underline-style="none" fo:font-weight="normal" officeooo:rsid="00379612" officeooo:paragraph-rsid="00379612" style:font-style-asian="normal" style:font-weight-asian="normal" style:font-style-complex="normal" style:font-weight-complex="normal"/>
    </style:style>
    <style:style style:name="P56" style:family="paragraph" style:parent-style-name="Standard">
      <style:text-properties style:text-line-through-style="none" style:text-line-through-type="none" fo:font-style="normal" style:text-underline-style="none" fo:font-weight="normal" officeooo:rsid="0038e6fc" officeooo:paragraph-rsid="0038e6fc" style:font-style-asian="normal" style:font-weight-asian="normal" style:font-style-complex="normal" style:font-weight-complex="normal"/>
    </style:style>
    <style:style style:name="P57" style:family="paragraph" style:parent-style-name="Standard">
      <style:text-properties style:text-line-through-style="none" style:text-line-through-type="none" fo:font-style="normal" style:text-underline-style="none" fo:font-weight="normal" officeooo:rsid="0038e6fc" officeooo:paragraph-rsid="00379612" style:font-style-asian="normal" style:font-weight-asian="normal" style:font-style-complex="normal" style:font-weight-complex="normal"/>
    </style:style>
    <style:style style:name="P58" style:family="paragraph" style:parent-style-name="Standard">
      <style:text-properties style:text-line-through-style="none" style:text-line-through-type="none" fo:font-style="normal" style:text-underline-style="none" fo:font-weight="normal" officeooo:rsid="003ab0bc" officeooo:paragraph-rsid="003ab0bc" style:font-style-asian="normal" style:font-weight-asian="normal" style:font-style-complex="normal" style:font-weight-complex="normal"/>
    </style:style>
    <style:style style:name="P59" style:family="paragraph" style:parent-style-name="Standard">
      <style:text-properties style:text-line-through-style="none" style:text-line-through-type="none" fo:font-style="normal" style:text-underline-style="none" fo:font-weight="normal" officeooo:rsid="003b9112" officeooo:paragraph-rsid="003b9112" style:font-style-asian="normal" style:font-weight-asian="normal" style:font-style-complex="normal" style:font-weight-complex="normal"/>
    </style:style>
    <style:style style:name="P60" style:family="paragraph" style:parent-style-name="Standard">
      <style:text-properties style:text-line-through-style="none" style:text-line-through-type="none" fo:font-style="normal" style:text-underline-style="none" fo:font-weight="normal" officeooo:rsid="003b9112" officeooo:paragraph-rsid="003ab0bc" style:font-style-asian="normal" style:font-weight-asian="normal" style:font-style-complex="normal" style:font-weight-complex="normal"/>
    </style:style>
    <style:style style:name="P61" style:family="paragraph" style:parent-style-name="Standard">
      <style:text-properties style:text-line-through-style="none" style:text-line-through-type="none" fo:font-style="normal" style:text-underline-style="none" fo:font-weight="normal" officeooo:rsid="003d6f45" officeooo:paragraph-rsid="003d6f45" style:font-style-asian="normal" style:font-weight-asian="normal" style:font-style-complex="normal" style:font-weight-complex="normal"/>
    </style:style>
    <style:style style:name="P62" style:family="paragraph" style:parent-style-name="Standard">
      <style:text-properties style:text-line-through-style="none" style:text-line-through-type="none" fo:font-style="normal" style:text-underline-style="none" fo:font-weight="normal" officeooo:rsid="003ed6ac" officeooo:paragraph-rsid="003ed6ac" style:font-style-asian="normal" style:font-weight-asian="normal" style:font-style-complex="normal" style:font-weight-complex="normal"/>
    </style:style>
    <style:style style:name="P63" style:family="paragraph" style:parent-style-name="Standard">
      <style:text-properties style:text-line-through-style="none" style:text-line-through-type="none" fo:font-style="normal" style:text-underline-style="none" fo:font-weight="normal" officeooo:rsid="003f9853" officeooo:paragraph-rsid="003f9853" style:font-style-asian="normal" style:font-weight-asian="normal" style:font-style-complex="normal" style:font-weight-complex="normal"/>
    </style:style>
    <style:style style:name="P64" style:family="paragraph" style:parent-style-name="Standard">
      <style:text-properties style:text-line-through-style="none" style:text-line-through-type="none" fo:font-style="normal" style:text-underline-style="none" fo:font-weight="normal" officeooo:rsid="00410269" officeooo:paragraph-rsid="003f9853" style:font-style-asian="normal" style:font-weight-asian="normal" style:font-style-complex="normal" style:font-weight-complex="normal"/>
    </style:style>
    <style:style style:name="P65" style:family="paragraph" style:parent-style-name="Standard">
      <style:text-properties style:text-line-through-style="none" style:text-line-through-type="none" fo:font-style="normal" style:text-underline-style="none" fo:font-weight="normal" officeooo:rsid="00410269" officeooo:paragraph-rsid="00410269" style:font-style-asian="normal" style:font-weight-asian="normal" style:font-style-complex="normal" style:font-weight-complex="normal"/>
    </style:style>
    <style:style style:name="P66" style:family="paragraph" style:parent-style-name="Standard">
      <style:text-properties style:text-line-through-style="none" style:text-line-through-type="none" fo:font-style="normal" style:text-underline-style="none" fo:font-weight="normal" officeooo:rsid="004109ef" officeooo:paragraph-rsid="004109ef" style:font-style-asian="normal" style:font-weight-asian="normal" style:font-style-complex="normal" style:font-weight-complex="normal"/>
    </style:style>
    <style:style style:name="P67" style:family="paragraph" style:parent-style-name="Standard">
      <style:text-properties style:text-line-through-style="none" style:text-line-through-type="none" fo:font-style="normal" style:text-underline-style="none" fo:font-weight="normal" officeooo:rsid="00418bf9" officeooo:paragraph-rsid="004109ef" style:font-style-asian="normal" style:font-weight-asian="normal" style:font-style-complex="normal" style:font-weight-complex="normal"/>
    </style:style>
    <style:style style:name="P68" style:family="paragraph" style:parent-style-name="Standard">
      <style:text-properties style:text-line-through-style="none" style:text-line-through-type="none" fo:font-style="normal" style:text-underline-style="none" fo:font-weight="normal" officeooo:rsid="00418bf9" officeooo:paragraph-rsid="00418bf9" style:font-style-asian="normal" style:font-weight-asian="normal" style:font-style-complex="normal" style:font-weight-complex="normal"/>
    </style:style>
    <style:style style:name="P69" style:family="paragraph" style:parent-style-name="Standard">
      <style:text-properties style:text-line-through-style="none" style:text-line-through-type="none" fo:font-style="normal" style:text-underline-style="none" fo:font-weight="bold" officeooo:rsid="0024d286" officeooo:paragraph-rsid="0024d286" style:font-style-asian="normal" style:font-weight-asian="bold" style:font-style-complex="normal" style:font-weight-complex="bold"/>
    </style:style>
    <style:style style:name="P70" style:family="paragraph" style:parent-style-name="Standard">
      <style:text-properties style:text-line-through-style="none" style:text-line-through-type="none" fo:font-style="normal" style:text-underline-style="none" fo:font-weight="bold" officeooo:rsid="003009f2" officeooo:paragraph-rsid="003009f2" style:font-style-asian="normal" style:font-weight-asian="bold" style:font-style-complex="normal" style:font-weight-complex="bold"/>
    </style:style>
    <style:style style:name="P71" style:family="paragraph" style:parent-style-name="Standard">
      <style:text-properties style:text-line-through-style="none" style:text-line-through-type="none" fo:font-style="normal" style:text-underline-style="none" fo:font-weight="bold" officeooo:rsid="00379612" officeooo:paragraph-rsid="00379612" style:font-style-asian="normal" style:font-weight-asian="bold" style:font-style-complex="normal" style:font-weight-complex="bold"/>
    </style:style>
    <style:style style:name="P72" style:family="paragraph" style:parent-style-name="Standard">
      <style:text-properties style:text-line-through-style="none" style:text-line-through-type="none" fo:font-style="normal" style:text-underline-style="none" fo:font-weight="bold" officeooo:rsid="0038e6fc" officeooo:paragraph-rsid="0038e6fc" style:font-style-asian="normal" style:font-weight-asian="bold" style:font-style-complex="normal" style:font-weight-complex="bold"/>
    </style:style>
    <style:style style:name="P73" style:family="paragraph" style:parent-style-name="Standard">
      <style:text-properties style:text-line-through-style="none" style:text-line-through-type="none" fo:font-style="normal" style:text-underline-style="none" fo:font-weight="bold" officeooo:rsid="003ab0bc" officeooo:paragraph-rsid="003ab0bc" style:font-style-asian="normal" style:font-weight-asian="bold" style:font-style-complex="normal" style:font-weight-complex="bold"/>
    </style:style>
    <style:style style:name="P74" style:family="paragraph" style:parent-style-name="Standard">
      <style:text-properties style:text-line-through-style="none" style:text-line-through-type="none" fo:font-style="normal" style:text-underline-style="none" fo:font-weight="bold" officeooo:rsid="003b9112" officeooo:paragraph-rsid="003b9112" style:font-style-asian="normal" style:font-weight-asian="bold" style:font-style-complex="normal" style:font-weight-complex="bold"/>
    </style:style>
    <style:style style:name="P75" style:family="paragraph" style:parent-style-name="Standard">
      <style:text-properties style:text-line-through-style="none" style:text-line-through-type="none" fo:font-style="normal" style:text-underline-style="none" fo:font-weight="bold" officeooo:rsid="003d6f45" officeooo:paragraph-rsid="003b9112" style:font-style-asian="normal" style:font-weight-asian="bold" style:font-style-complex="normal" style:font-weight-complex="bold"/>
    </style:style>
    <style:style style:name="P76" style:family="paragraph" style:parent-style-name="Standard">
      <style:text-properties style:text-line-through-style="none" style:text-line-through-type="none" fo:font-style="normal" style:text-underline-style="none" fo:font-weight="bold" officeooo:rsid="003d6f45" officeooo:paragraph-rsid="003d6f45" style:font-style-asian="normal" style:font-weight-asian="bold" style:font-style-complex="normal" style:font-weight-complex="bold"/>
    </style:style>
    <style:style style:name="P77" style:family="paragraph" style:parent-style-name="Standard">
      <style:text-properties style:text-line-through-style="none" style:text-line-through-type="none" fo:font-style="normal" style:text-underline-style="none" fo:font-weight="bold" officeooo:rsid="003ed6ac" officeooo:paragraph-rsid="003ed6ac" style:font-style-asian="normal" style:font-weight-asian="bold" style:font-style-complex="normal" style:font-weight-complex="bold"/>
    </style:style>
    <style:style style:name="P78" style:family="paragraph" style:parent-style-name="Standard">
      <style:text-properties style:text-line-through-style="none" style:text-line-through-type="none" fo:font-style="normal" style:text-underline-style="none" fo:font-weight="bold" officeooo:rsid="003f9853" officeooo:paragraph-rsid="003f9853" style:font-style-asian="normal" style:font-weight-asian="bold" style:font-style-complex="normal" style:font-weight-complex="bold"/>
    </style:style>
    <style:style style:name="P79" style:family="paragraph" style:parent-style-name="Standard">
      <style:text-properties style:text-line-through-style="none" style:text-line-through-type="none" fo:font-style="normal" style:text-underline-style="none" fo:font-weight="bold" officeooo:rsid="00410269" officeooo:paragraph-rsid="00410269" style:font-style-asian="normal" style:font-weight-asian="bold" style:font-style-complex="normal" style:font-weight-complex="bold"/>
    </style:style>
    <style:style style:name="P80" style:family="paragraph" style:parent-style-name="Standard">
      <style:text-properties style:text-line-through-style="none" style:text-line-through-type="none" fo:font-style="normal" style:text-underline-style="none" fo:font-weight="bold" officeooo:rsid="004109ef" officeooo:paragraph-rsid="004109ef" style:font-style-asian="normal" style:font-weight-asian="bold" style:font-style-complex="normal" style:font-weight-complex="bold"/>
    </style:style>
    <style:style style:name="P81" style:family="paragraph" style:parent-style-name="Standard">
      <style:text-properties style:text-line-through-style="none" style:text-line-through-type="none" fo:font-style="normal" style:text-underline-style="none" fo:font-weight="bold" officeooo:rsid="00418bf9" officeooo:paragraph-rsid="00418bf9" style:font-style-asian="normal" style:font-weight-asian="bold" style:font-style-complex="normal" style:font-weight-complex="bold"/>
    </style:style>
    <style:style style:name="P82" style:family="paragraph" style:parent-style-name="Standard">
      <style:text-properties style:text-line-through-style="none" style:text-line-through-type="none" fo:font-style="normal" style:text-underline-style="none" fo:font-weight="bold" officeooo:rsid="004330ea" officeooo:paragraph-rsid="004330ea" style:font-style-asian="normal" style:font-weight-asian="bold" style:font-style-complex="normal" style:font-weight-complex="bold"/>
    </style:style>
    <style:style style:name="P83" style:family="paragraph" style:parent-style-name="Standard">
      <style:text-properties style:text-line-through-style="none" style:text-line-through-type="none" fo:font-style="normal" style:text-underline-style="solid" style:text-underline-width="auto" style:text-underline-color="font-color" fo:font-weight="bold" officeooo:rsid="00250d3a" officeooo:paragraph-rsid="00250d3a" style:font-style-asian="normal" style:font-weight-asian="bold" style:font-style-complex="normal" style:font-weight-complex="bold"/>
    </style:style>
    <style:style style:name="P84" style:family="paragraph" style:parent-style-name="Standard">
      <style:text-properties style:text-line-through-style="none" style:text-line-through-type="none" fo:font-style="normal" style:text-underline-style="solid" style:text-underline-width="auto" style:text-underline-color="font-color" fo:font-weight="bold" officeooo:rsid="002ce967" officeooo:paragraph-rsid="002ce967" style:font-style-asian="normal" style:font-weight-asian="bold" style:font-style-complex="normal" style:font-weight-complex="bold"/>
    </style:style>
    <style:style style:name="P85" style:family="paragraph" style:parent-style-name="Standard">
      <style:text-properties style:text-line-through-style="none" style:text-line-through-type="none" fo:font-style="normal" style:text-underline-style="solid" style:text-underline-width="auto" style:text-underline-color="font-color" fo:font-weight="normal" officeooo:rsid="0027756c" officeooo:paragraph-rsid="0027756c" style:font-style-asian="normal" style:font-weight-asian="normal" style:font-style-complex="normal" style:font-weight-complex="normal"/>
    </style:style>
    <style:style style:name="P86" style:family="paragraph" style:parent-style-name="Standard">
      <style:text-properties style:text-line-through-style="none" style:text-line-through-type="none" fo:font-style="normal" style:text-underline-style="solid" style:text-underline-width="auto" style:text-underline-color="font-color" fo:font-weight="normal" officeooo:rsid="002f6098" officeooo:paragraph-rsid="002f6098" style:font-style-asian="normal" style:font-weight-asian="normal" style:font-style-complex="normal" style:font-weight-complex="normal"/>
    </style:style>
    <style:style style:name="P87" style:family="paragraph" style:parent-style-name="Standard">
      <style:text-properties style:text-line-through-style="none" style:text-line-through-type="none" fo:font-style="italic" style:text-underline-style="none" fo:font-weight="normal" officeooo:rsid="0024d286" officeooo:paragraph-rsid="0024d286" style:font-style-asian="italic" style:font-weight-asian="normal" style:font-style-complex="italic" style:font-weight-complex="normal"/>
    </style:style>
    <style:style style:name="P88" style:family="paragraph" style:parent-style-name="Standard">
      <style:text-properties style:text-line-through-style="none" style:text-line-through-type="none" fo:font-style="italic" style:text-underline-style="none" fo:font-weight="normal" officeooo:rsid="00250d3a" officeooo:paragraph-rsid="00250d3a" style:font-style-asian="italic" style:font-weight-asian="normal" style:font-style-complex="italic" style:font-weight-complex="normal"/>
    </style:style>
    <style:style style:name="P89" style:family="paragraph" style:parent-style-name="Standard">
      <style:text-properties style:text-line-through-style="none" style:text-line-through-type="none" fo:font-style="italic" style:text-underline-style="none" fo:font-weight="normal" officeooo:rsid="00263551" officeooo:paragraph-rsid="00263551" style:font-style-asian="italic" style:font-weight-asian="normal" style:font-style-complex="italic" style:font-weight-complex="normal"/>
    </style:style>
    <style:style style:name="P90" style:family="paragraph" style:parent-style-name="Standard">
      <style:text-properties style:text-line-through-style="none" style:text-line-through-type="none" fo:font-style="italic" style:text-underline-style="none" fo:font-weight="normal" officeooo:rsid="002a57f2" officeooo:paragraph-rsid="002a57f2" style:font-style-asian="italic" style:font-weight-asian="normal" style:font-style-complex="italic" style:font-weight-complex="normal"/>
    </style:style>
    <style:style style:name="P91" style:family="paragraph" style:parent-style-name="Standard">
      <style:text-properties style:text-line-through-style="none" style:text-line-through-type="none" fo:font-style="italic" style:text-underline-style="none" fo:font-weight="normal" officeooo:rsid="002b596a" officeooo:paragraph-rsid="002b596a" style:font-style-asian="italic" style:font-weight-asian="normal" style:font-style-complex="italic" style:font-weight-complex="normal"/>
    </style:style>
    <style:style style:name="P92" style:family="paragraph" style:parent-style-name="Standard">
      <style:text-properties style:text-line-through-style="none" style:text-line-through-type="none" fo:font-style="italic" style:text-underline-style="none" fo:font-weight="normal" officeooo:rsid="002ce967" officeooo:paragraph-rsid="002ce967" style:font-style-asian="italic" style:font-weight-asian="normal" style:font-style-complex="italic" style:font-weight-complex="normal"/>
    </style:style>
    <style:style style:name="P93" style:family="paragraph" style:parent-style-name="Standard">
      <style:text-properties style:text-line-through-style="none" style:text-line-through-type="none" fo:font-style="italic" style:text-underline-style="none" fo:font-weight="normal" officeooo:rsid="002f6098" officeooo:paragraph-rsid="002f6098" style:font-style-asian="italic" style:font-weight-asian="normal" style:font-style-complex="italic" style:font-weight-complex="normal"/>
    </style:style>
    <style:style style:name="P94" style:family="paragraph" style:parent-style-name="Standard">
      <style:text-properties style:text-line-through-style="none" style:text-line-through-type="none" fo:font-style="italic" style:text-underline-style="none" fo:font-weight="normal" officeooo:rsid="003009f2" officeooo:paragraph-rsid="003009f2" style:font-style-asian="italic" style:font-weight-asian="normal" style:font-style-complex="italic" style:font-weight-complex="normal"/>
    </style:style>
    <style:style style:name="P95" style:family="paragraph" style:parent-style-name="Standard">
      <style:text-properties style:text-line-through-style="none" style:text-line-through-type="none" fo:font-style="italic" style:text-underline-style="solid" style:text-underline-width="auto" style:text-underline-color="font-color" fo:font-weight="normal" officeooo:rsid="0027756c" officeooo:paragraph-rsid="0027756c" style:font-style-asian="italic" style:font-weight-asian="normal" style:font-style-complex="italic" style:font-weight-complex="normal"/>
    </style:style>
    <style:style style:name="P96" style:family="paragraph" style:parent-style-name="Standard">
      <style:text-properties style:text-line-through-style="none" style:text-line-through-type="none" fo:font-style="italic" style:text-underline-style="solid" style:text-underline-width="auto" style:text-underline-color="font-color" fo:font-weight="normal" officeooo:rsid="002f6098" officeooo:paragraph-rsid="002f6098" style:font-style-asian="italic" style:font-weight-asian="normal" style:font-style-complex="italic" style:font-weight-complex="normal"/>
    </style:style>
    <style:style style:name="P97" style:family="paragraph" style:parent-style-name="Standard">
      <style:text-properties style:text-line-through-style="none" style:text-line-through-type="none" fo:font-style="italic" style:text-underline-style="solid" style:text-underline-width="auto" style:text-underline-color="font-color" fo:font-weight="bold" officeooo:rsid="002ce967" officeooo:paragraph-rsid="002ce967" style:font-style-asian="italic" style:font-weight-asian="bold" style:font-style-complex="italic" style:font-weight-complex="bold"/>
    </style:style>
    <style:style style:name="P98" style:family="paragraph" style:parent-style-name="Standard">
      <style:text-properties style:text-line-through-style="none" style:text-line-through-type="none" fo:font-style="italic" style:text-underline-style="solid" style:text-underline-width="auto" style:text-underline-color="font-color" fo:font-weight="bold" officeooo:rsid="003009f2" officeooo:paragraph-rsid="003009f2" style:font-style-asian="italic" style:font-weight-asian="bold" style:font-style-complex="italic" style:font-weight-complex="bold"/>
    </style:style>
    <style:style style:name="P99" style:family="paragraph" style:parent-style-name="Standard">
      <style:text-properties style:text-line-through-style="solid" style:text-line-through-type="single" fo:font-style="normal" style:text-underline-style="none" fo:font-weight="bold" officeooo:rsid="003ab0bc" officeooo:paragraph-rsid="003ab0bc" style:font-style-asian="normal" style:font-weight-asian="bold" style:font-style-complex="normal" style:font-weight-complex="bold"/>
    </style:style>
    <style:style style:name="P100" style:family="paragraph" style:parent-style-name="Standard">
      <style:text-properties style:text-line-through-style="solid" style:text-line-through-type="single" fo:font-style="normal" style:text-underline-style="none" fo:font-weight="bold" officeooo:rsid="003b9112" officeooo:paragraph-rsid="003b9112" style:font-style-asian="normal" style:font-weight-asian="bold" style:font-style-complex="normal" style:font-weight-complex="bold"/>
    </style:style>
    <style:style style:name="P101" style:family="paragraph" style:parent-style-name="Standard">
      <style:text-properties style:text-line-through-style="solid" style:text-line-through-type="single" fo:font-style="normal" style:text-underline-style="none" fo:font-weight="bold" officeooo:rsid="003ed6ac" officeooo:paragraph-rsid="003ed6ac" style:font-style-asian="normal" style:font-weight-asian="bold" style:font-style-complex="normal" style:font-weight-complex="bold"/>
    </style:style>
    <style:style style:name="P102" style:family="paragraph" style:parent-style-name="Standard">
      <style:text-properties style:text-line-through-style="solid" style:text-line-through-type="single" fo:font-style="normal" style:text-underline-style="none" fo:font-weight="bold" officeooo:rsid="003f9853" officeooo:paragraph-rsid="003f9853" style:font-style-asian="normal" style:font-weight-asian="bold" style:font-style-complex="normal" style:font-weight-complex="bold"/>
    </style:style>
    <style:style style:name="P103" style:family="paragraph" style:parent-style-name="Standard">
      <style:text-properties style:text-line-through-style="solid" style:text-line-through-type="single" fo:font-style="normal" style:text-underline-style="none" fo:font-weight="bold" officeooo:rsid="00410269" officeooo:paragraph-rsid="00410269" style:font-style-asian="normal" style:font-weight-asian="bold" style:font-style-complex="normal" style:font-weight-complex="bold"/>
    </style:style>
    <style:style style:name="P104" style:family="paragraph" style:parent-style-name="Standard">
      <style:text-properties style:text-line-through-style="solid" style:text-line-through-type="single" fo:font-style="normal" style:text-underline-style="none" fo:font-weight="bold" officeooo:rsid="004109ef" officeooo:paragraph-rsid="004109ef" style:font-style-asian="normal" style:font-weight-asian="bold" style:font-style-complex="normal" style:font-weight-complex="bold"/>
    </style:style>
    <style:style style:name="P105" style:family="paragraph" style:parent-style-name="Standard">
      <style:text-properties style:text-line-through-style="solid" style:text-line-through-type="single" fo:font-style="normal" style:text-underline-style="none" fo:font-weight="normal" officeooo:rsid="003d6f45" officeooo:paragraph-rsid="003d6f45" style:font-style-asian="normal" style:font-weight-asian="normal" style:font-style-complex="normal" style:font-weight-complex="normal"/>
    </style:style>
    <style:style style:name="P106" style:family="paragraph" style:parent-style-name="Standard">
      <style:text-properties style:text-line-through-style="solid" style:text-line-through-type="single" fo:font-style="normal" style:text-underline-style="none" fo:font-weight="normal" officeooo:rsid="003ed6ac" officeooo:paragraph-rsid="003ed6ac" style:font-style-asian="normal" style:font-weight-asian="normal" style:font-style-complex="normal" style:font-weight-complex="normal"/>
    </style:style>
    <style:style style:name="P107" style:family="paragraph" style:parent-style-name="Standard">
      <style:text-properties style:text-line-through-style="solid" style:text-line-through-type="single" fo:font-style="normal" style:text-underline-style="none" fo:font-weight="normal" officeooo:rsid="003f9853" officeooo:paragraph-rsid="003f9853" style:font-style-asian="normal" style:font-weight-asian="normal" style:font-style-complex="normal" style:font-weight-complex="normal"/>
    </style:style>
    <style:style style:name="P108" style:family="paragraph" style:parent-style-name="Standard">
      <style:text-properties style:text-line-through-style="solid" style:text-line-through-type="single" fo:font-style="normal" style:text-underline-style="none" fo:font-weight="normal" officeooo:rsid="00410269" officeooo:paragraph-rsid="00410269" style:font-style-asian="normal" style:font-weight-asian="normal" style:font-style-complex="normal" style:font-weight-complex="normal"/>
    </style:style>
    <style:style style:name="P109" style:family="paragraph" style:parent-style-name="Standard">
      <style:text-properties style:text-line-through-style="solid" style:text-line-through-type="single" fo:font-style="normal" style:text-underline-style="none" fo:font-weight="normal" officeooo:rsid="0038e6fc" officeooo:paragraph-rsid="0038e6fc" style:font-style-asian="normal" style:font-weight-asian="normal" style:font-style-complex="normal" style:font-weight-complex="normal"/>
    </style:style>
    <style:style style:name="P110" style:family="paragraph" style:parent-style-name="Standard">
      <style:text-properties style:text-line-through-style="none" style:text-line-through-type="none" fo:font-style="normal" style:text-underline-style="none" fo:font-weight="normal" officeooo:rsid="004330ea" officeooo:paragraph-rsid="004330ea" style:font-style-asian="normal" style:font-weight-asian="normal" style:font-style-complex="normal" style:font-weight-complex="normal"/>
    </style:style>
    <style:style style:name="P111" style:family="paragraph" style:parent-style-name="Standard">
      <style:text-properties style:text-line-through-style="none" style:text-line-through-type="none" fo:font-style="normal" style:text-underline-style="none" fo:font-weight="normal" officeooo:rsid="004415a1" officeooo:paragraph-rsid="004415a1" style:font-style-asian="normal" style:font-weight-asian="normal" style:font-style-complex="normal" style:font-weight-complex="normal"/>
    </style:style>
    <style:style style:name="P112" style:family="paragraph" style:parent-style-name="Standard">
      <style:text-properties style:text-line-through-style="none" style:text-line-through-type="none" fo:font-style="normal" style:text-underline-style="none" fo:font-weight="normal" officeooo:rsid="00418bf9" officeooo:paragraph-rsid="00418bf9" style:font-style-asian="normal" style:font-weight-asian="normal" style:font-style-complex="normal" style:font-weight-complex="normal"/>
    </style:style>
    <style:style style:name="P113" style:family="paragraph" style:parent-style-name="Standard">
      <style:text-properties style:text-line-through-style="none" style:text-line-through-type="none" fo:font-style="normal" style:text-underline-style="none" fo:font-weight="normal" officeooo:rsid="0045e453" officeooo:paragraph-rsid="0045e453" style:font-style-asian="normal" style:font-weight-asian="normal" style:font-style-complex="normal" style:font-weight-complex="normal"/>
    </style:style>
    <style:style style:name="P114" style:family="paragraph" style:parent-style-name="Standard">
      <style:text-properties style:text-line-through-style="none" style:text-line-through-type="none" fo:font-style="normal" style:text-underline-style="none" fo:font-weight="bold" officeooo:rsid="00418bf9" officeooo:paragraph-rsid="00418bf9" style:font-style-asian="normal" style:font-weight-asian="bold" style:font-style-complex="normal" style:font-weight-complex="bold"/>
    </style:style>
    <style:style style:name="P115" style:family="paragraph" style:parent-style-name="Standard">
      <style:text-properties style:text-line-through-style="none" style:text-line-through-type="none" fo:font-style="normal" style:text-underline-style="none" fo:font-weight="bold" officeooo:rsid="004415a1" officeooo:paragraph-rsid="004415a1" style:font-style-asian="normal" style:font-weight-asian="bold" style:font-style-complex="normal" style:font-weight-complex="bold"/>
    </style:style>
    <style:style style:name="P116" style:family="paragraph" style:parent-style-name="Standard">
      <style:text-properties style:text-line-through-style="none" style:text-line-through-type="none" fo:font-style="normal" style:text-underline-style="none" fo:font-weight="bold" officeooo:rsid="0045e453" officeooo:paragraph-rsid="0045e453" style:font-style-asian="normal" style:font-weight-asian="bold" style:font-style-complex="normal" style:font-weight-complex="bold"/>
    </style:style>
    <style:style style:name="P117" style:family="paragraph" style:parent-style-name="Standard">
      <style:text-properties style:text-line-through-style="none" style:text-line-through-type="none" fo:font-style="normal" style:text-underline-style="none" fo:font-weight="bold" officeooo:rsid="0045e453" officeooo:paragraph-rsid="00476ef3" style:font-style-asian="normal" style:font-weight-asian="bold" style:font-style-complex="normal" style:font-weight-complex="bold"/>
    </style:style>
    <style:style style:name="P118" style:family="paragraph" style:parent-style-name="Standard">
      <style:text-properties style:text-line-through-style="solid" style:text-line-through-type="single" fo:font-style="normal" style:text-underline-style="none" fo:font-weight="normal" officeooo:rsid="004415a1" officeooo:paragraph-rsid="004415a1" style:font-style-asian="normal" style:font-weight-asian="normal" style:font-style-complex="normal" style:font-weight-complex="normal"/>
    </style:style>
    <style:style style:name="P119" style:family="paragraph" style:parent-style-name="Standard">
      <style:text-properties style:text-line-through-style="solid" style:text-line-through-type="single" fo:font-style="normal" style:text-underline-style="none" fo:font-weight="normal" officeooo:rsid="0045e453" officeooo:paragraph-rsid="0045e453" style:font-style-asian="normal" style:font-weight-asian="normal" style:font-style-complex="normal" style:font-weight-complex="normal"/>
    </style:style>
    <style:style style:name="P120" style:family="paragraph" style:parent-style-name="Standard">
      <style:text-properties style:text-line-through-style="solid" style:text-line-through-type="single" fo:font-style="normal" style:text-underline-style="none" fo:font-weight="bold" officeooo:rsid="0045e453" officeooo:paragraph-rsid="0045e453"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officeooo:rsid="002123c2"/>
    </style:style>
    <style:style style:name="T4" style:family="text">
      <style:text-properties fo:font-style="normal" style:font-style-asian="normal" style:font-style-complex="normal"/>
    </style:style>
    <style:style style:name="T5" style:family="text">
      <style:text-properties officeooo:rsid="0022fb8f"/>
    </style:style>
    <style:style style:name="T6" style:family="text">
      <style:text-properties officeooo:rsid="0024d286"/>
    </style:style>
    <style:style style:name="T7" style:family="text">
      <style:text-properties officeooo:rsid="00250d3a"/>
    </style:style>
    <style:style style:name="T8" style:family="text">
      <style:text-properties officeooo:rsid="00263551"/>
    </style:style>
    <style:style style:name="T9" style:family="text">
      <style:text-properties officeooo:rsid="0027756c"/>
    </style:style>
    <style:style style:name="T10" style:family="text">
      <style:text-properties officeooo:rsid="00292880"/>
    </style:style>
    <style:style style:name="T11" style:family="text">
      <style:text-properties officeooo:rsid="002b596a"/>
    </style:style>
    <style:style style:name="T12" style:family="text">
      <style:text-properties style:text-line-through-style="none" style:text-line-through-type="none"/>
    </style:style>
    <style:style style:name="T13" style:family="text">
      <style:text-properties style:text-line-through-style="none" style:text-line-through-type="none" style:text-underline-style="none" fo:font-weight="normal" style:font-weight-asian="normal" style:font-weight-complex="normal"/>
    </style:style>
    <style:style style:name="T14" style:family="text">
      <style:text-properties style:text-line-through-style="none" style:text-line-through-type="none" style:text-underline-style="none" fo:font-weight="normal" officeooo:rsid="003009f2" style:font-weight-asian="normal" style:font-weight-complex="normal"/>
    </style:style>
    <style:style style:name="T15" style:family="text">
      <style:text-properties style:text-line-through-style="none" style:text-line-through-type="none" fo:font-weight="normal" style:font-weight-asian="normal" style:font-weight-complex="normal"/>
    </style:style>
    <style:style style:name="T16" style:family="text">
      <style:text-properties style:text-line-through-style="none" style:text-line-through-type="none" fo:font-weight="normal" officeooo:rsid="003b9112" style:font-weight-asian="normal" style:font-weight-complex="normal"/>
    </style:style>
    <style:style style:name="T17" style:family="text">
      <style:text-properties style:text-line-through-style="none" style:text-line-through-type="none" fo:font-weight="normal" officeooo:rsid="00418bf9" style:font-weight-asian="normal" style:font-weight-complex="normal"/>
    </style:style>
    <style:style style:name="T18" style:family="text">
      <style:text-properties style:text-line-through-style="none" style:text-line-through-type="none" officeooo:rsid="003b9112"/>
    </style:style>
    <style:style style:name="T19" style:family="text">
      <style:text-properties style:text-line-through-style="none" style:text-line-through-type="none" officeooo:rsid="003d6f45"/>
    </style:style>
    <style:style style:name="T20" style:family="text">
      <style:text-properties style:text-line-through-style="none" style:text-line-through-type="none" fo:font-weight="bold" style:font-weight-asian="bold" style:font-weight-complex="bold"/>
    </style:style>
    <style:style style:name="T21" style:family="text">
      <style:text-properties style:text-line-through-style="none" style:text-line-through-type="none" officeooo:rsid="003ed6ac"/>
    </style:style>
    <style:style style:name="T22" style:family="text">
      <style:text-properties style:text-line-through-style="none" style:text-line-through-type="none" officeooo:rsid="00410269"/>
    </style:style>
    <style:style style:name="T23" style:family="text">
      <style:text-properties officeooo:rsid="002d9bb6"/>
    </style:style>
    <style:style style:name="T24" style:family="text">
      <style:text-properties officeooo:rsid="0031c57c"/>
    </style:style>
    <style:style style:name="T25" style:family="text">
      <style:text-properties officeooo:rsid="00344c15"/>
    </style:style>
    <style:style style:name="T26" style:family="text">
      <style:text-properties officeooo:rsid="00352ad9"/>
    </style:style>
    <style:style style:name="T27" style:family="text">
      <style:text-properties fo:font-weight="normal" style:font-weight-asian="normal" style:font-weight-complex="normal"/>
    </style:style>
    <style:style style:name="T28" style:family="text">
      <style:text-properties fo:font-weight="normal" officeooo:rsid="0038e6fc" style:font-weight-asian="normal" style:font-weight-complex="normal"/>
    </style:style>
    <style:style style:name="T29" style:family="text">
      <style:text-properties fo:font-weight="normal" officeooo:rsid="0045e453" style:font-weight-asian="normal" style:font-weight-complex="normal"/>
    </style:style>
    <style:style style:name="T30" style:family="text">
      <style:text-properties fo:font-weight="normal" officeooo:rsid="00476ef3" style:font-weight-asian="normal" style:font-weight-complex="normal"/>
    </style:style>
    <style:style style:name="T31" style:family="text">
      <style:text-properties officeooo:rsid="0038e6fc"/>
    </style:style>
    <style:style style:name="T32" style:family="text">
      <style:text-properties officeooo:rsid="004415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Networking course free code camp: (preparing to configure, <text:span text:style-name="T6">manage a</text:span>nd troubleshoot network).</text:p>
      <text:p text:style-name="P10"/>
      <text:p text:style-name="P40">Preliminary info:</text:p>
      <text:p text:style-name="P1"/>
      <text:p text:style-name="P1">A <text:span text:style-name="T2">network</text:span> is a collection of computers, servers, mainframes, network devices, peripherals, or other devices connected to one another to allow the sharing of data.</text:p>
      <text:p text:style-name="P3">Network nodes:</text:p>
      <text:p text:style-name="P23">nodes are connection points, redistribution points or otherwise end points</text:p>
      <text:p text:style-name="P1">They are generally programmed to identify, process and transmit data from one node to another</text:p>
      <text:p text:style-name="P1"/>
      <text:p text:style-name="P39">a<text:span text:style-name="T1"> node is nothing but a computer or another device like a printer, Each node has an exclusive address for a network like a DCL (data link Control) or Mac (media Access control) </text:span></text:p>
      <text:p text:style-name="P1"/>
      <text:p text:style-name="P3">Types of network nodes:</text:p>
      <text:p text:style-name="P3"/>
      <text:p text:style-name="P3">internet networks:</text:p>
      <text:p text:style-name="P23">In internetworks, host computers are physicial nodes that are recognised with the help of an IP (internet protocol) address.</text:p>
      <text:p text:style-name="P23">Some data link equipment such as WLAN access points do not inculde IP host addresses.</text:p>
      <text:p text:style-name="P23">These are considered LAN nodes or physical network rather than hosts or internet nodes.</text:p>
      <text:p text:style-name="P23"/>
      <text:p text:style-name="P5">Data Communications:</text:p>
      <text:p text:style-name="P24">physical network notes in data communications include mainly data communicating equipment. They are arranged between DTE (data terminal equipment) n as well as data transmissions circuits. These devices include bridges, switche,s, hubs otherwise modems. The main function of these devices is to perform coding, signal conversions and line lock</text:p>
      <text:p text:style-name="P24"/>
      <text:p text:style-name="P1"/>
      <text:p text:style-name="P6">LAN:</text:p>
      <text:p text:style-name="P42">Short for Local area network. A lan has ntworking equipement or computers in close proximity to each other, capable of communicating, sharing resources and information. Most home and buisiness <text:s/>networks or on a LAN</text:p>
      <text:p text:style-name="P42"/>
      <text:p text:style-name="P7">Cache</text:p>
      <text:p text:style-name="P25">it is a data storing technique that provides the ability to access data or files at a higher speed.</text:p>
      <text:p text:style-name="P25">Cache’s are implemented both in hardware and in software</text:p>
      <text:p text:style-name="P25">.Caching serves as an intermediary component between the primary storage and the recipient hardware or software device.</text:p>
      <text:p text:style-name="P25"/>
      <text:p text:style-name="P25">In its hardware form it is a small form factor of internal memory that stores instances of the most frequently executed programs in the main memory to enable faster access when the<text:span text:style-name="T25">y</text:span> are requested by the CPU.</text:p>
      <text:p text:style-name="P25"/>
      <text:p text:style-name="P25">A very common ex <text:span text:style-name="T25">o</text:span>f caching is in a web browser, where a website HTML, images, javascript and CSS is cached locally so that a page will lo<text:span text:style-name="T25">aded</text:span> faster after its first hit.</text:p>
      <text:p text:style-name="P1"/>
      <text:p text:style-name="P8">DNS (Domain Name system)</text:p>
      <text:p text:style-name="P27">it converts human readable domain names (like <text:a xlink:type="simple" xlink:href="http://www.google.com/" text:style-name="Internet_20_link" text:visited-style-name="Visited_20_Internet_20_Link">www.google.com</text:a>) into internet Protocl (IP) addresses (like 173.194.39.78</text:p>
      <text:p text:style-name="P27">Computers only communicate using serires of numbers so DNS was developed as a sortof “Phone book” that translates the domain you enter into your browser into a computer re<text:span text:style-name="T24">adable Ips.</text:span></text:p>
      <text:p text:style-name="P28"><text:soft-page-break/>The domain names and respective IP addresses or stored on “nameservers”. They are located all over the world.</text:p>
      <text:p text:style-name="P28"/>
      <text:p text:style-name="P28"/>
      <text:p text:style-name="P9">Default gateway in networking</text:p>
      <text:p text:style-name="P52">(a gateway can be thought as an intermediate device between the local network and the internet) </text:p>
      <text:p text:style-name="P52">It makes it possibel for devices in one network to communicate with devices of another network.</text:p>
      <text:p text:style-name="P52"/>
      <text:p text:style-name="P1">The <text:span text:style-name="T1">Open systems Interconnection (OSI) m</text:span>odel was developed as a way to help disparate computing systems communicate with each other.</text:p>
      <text:p text:style-name="P1"/>
      <text:p text:style-name="P1">It is composed of 7 layers:</text:p>
      <text:p text:style-name="P1"/>
      <text:p text:style-name="P1">Layer 1 Physical</text:p>
      <text:p text:style-name="P1">Layer 2 Data Link</text:p>
      <text:p text:style-name="P1">Layer 3 Network</text:p>
      <text:p text:style-name="P1">Layer 4 Transport</text:p>
      <text:p text:style-name="P1">Later 5 Session</text:p>
      <text:p text:style-name="P1">Layer 6 Presentation</text:p>
      <text:p text:style-name="P1">Layer 7 Applications</text:p>
      <text:p text:style-name="P1"/>
      <text:p text:style-name="P1"/>
      <text:p text:style-name="P1"/>
      <text:p text:style-name="P41"/>
      <text:p text:style-name="P41"/>
      <text:p text:style-name="P41"/>
      <text:p text:style-name="P41">Network devices intro:</text:p>
      <text:p text:style-name="P41"/>
      <text:p text:style-name="P12">Layer 1 devices</text:p>
      <text:p text:style-name="P1"/>
      <text:p text:style-name="P4">Analogue modems: </text:p>
      <text:p text:style-name="P2">the word modem is a contraction of modulator/demodulator</text:p>
      <text:p text:style-name="P39">They were developed to take signals coming froma <text:s/>digital node and covert it to an analog signal (hence modulating the signal) to be placed on the wire.</text:p>
      <text:p text:style-name="P39">It would in return accept an analog signal from the wire and convert it to a digital signal that the node could understand.</text:p>
      <text:p text:style-name="P39">They were developed to create connections between network segments via public switched telephone network (PSTN) using the plain old telephone system (POTS)</text:p>
      <text:p text:style-name="P39">Modems provide for a single connection to a networks</text:p>
      <text:p text:style-name="P39"/>
      <text:p text:style-name="P5">Hubs:</text:p>
      <text:p text:style-name="P39">A hub is a repeater: it does not care where the signal is coming from or where it is going. It just takes the electrical signal that arrives on the port and replicates the signal out all the other ports.</text:p>
      <text:p text:style-name="P39">A hub may have just a few ports or many ports.</text:p>
      <text:p text:style-name="P42">It does not have an IP, and it is used to connect multiple computers and network devices together.</text:p>
      <text:p text:style-name="P39"/>
      <text:p text:style-name="P12">Layer 2 devices:</text:p>
      <text:p text:style-name="P12"/>
      <text:p text:style-name="P15">Switches</text:p>
      <text:p text:style-name="P29">A switch utilizes an application specific integrated circuit (ASIC) chip</text:p>
      <text:p text:style-name="P29">This chip is programmed to let the switch learn when a device is on a network and which ports it is connected to via the device’s layer 2 mac address. (this is what it makes it a layer 2 device).</text:p>
      <text:p text:style-name="P29"><text:soft-page-break/>A switch can only communicate with the local network devices.</text:p>
      <text:p text:style-name="P30">It is a hardware device that filters and forwards network packets</text:p>
      <text:p text:style-name="P17"/>
      <text:p text:style-name="P16">Wireless Access point (WAP)</text:p>
      <text:p text:style-name="P29">A WAP is a specific type of network bridge that connects (bridges) wireless network segments with wired network segments.</text:p>
      <text:p text:style-name="P29">A WAP will only communicate with local network devices</text:p>
      <text:p text:style-name="P29"/>
      <text:p text:style-name="P29"/>
      <text:p text:style-name="P13">Layer 3 devices:</text:p>
      <text:p text:style-name="P31"/>
      <text:p text:style-name="P18">Multilayer Switch (MLS)</text:p>
      <text:p text:style-name="P31">A MLS will provide normal layer 2 network switching services but it will provide also Layer 3 or higher OSI model services.</text:p>
      <text:p text:style-name="P31">Most commonly it will function as a layer 3 switch.</text:p>
      <text:p text:style-name="P31"/>
      <text:p text:style-name="P31">It not only has an ASIC chip for switching but that chip is also programmed to handle routing functions . This allows the device to communicate and pass data to non local network devices. </text:p>
      <text:p text:style-name="P31"/>
      <text:p text:style-name="P31">MSL are highly programmable and cancan have just a few ports or many ports.</text:p>
      <text:p text:style-name="P31"/>
      <text:p text:style-name="P31"/>
      <text:p text:style-name="P18">Router:</text:p>
      <text:p text:style-name="P31">A router is a device for connecting different networks together using the OSI model’s layer 3 logical information.</text:p>
      <text:p text:style-name="P31">It uses software programming for decision making as compared to the switch’s use of an ASIC chip.</text:p>
      <text:p text:style-name="P31">The router uses this programming to keep track of different network and what consideres to be the best possivble route to those network.</text:p>
      <text:p text:style-name="P31"/>
      <text:p text:style-name="P31">It can communicate with both local and non local network devices.</text:p>
      <text:p text:style-name="P32">It is designed to receive, analyse and move incoming packtets to another network</text:p>
      <text:p text:style-name="P14"/>
      <text:p text:style-name="P14"/>
      <text:p text:style-name="P11">Layer 4 devices: <text:span text:style-name="T3">(mostly security devices and optimization and performance devices)</text:span></text:p>
      <text:p text:style-name="P19"/>
      <text:p text:style-name="P22">Security devices)</text:p>
      <text:p text:style-name="P22"/>
      <text:p text:style-name="P19">firewalls:</text:p>
      <text:p text:style-name="P33">Firewalls can be placed on routers or hosts, or they can be their own device. </text:p>
      <text:p text:style-name="P33">They function on multiple layers of the Osi model (specifically layers 2,3 4, and 7)</text:p>
      <text:p text:style-name="P33"/>
      <text:p text:style-name="P33">Their purpose is to block packets from entering or leaving the network.</text:p>
      <text:p text:style-name="P33">(they are like a police officer <text:span text:style-name="T3">of the network). They can inspect packets in two ways:</text:span></text:p>
      <text:p text:style-name="P33"/>
      <text:p text:style-name="P34">Via <text:span text:style-name="T1">stateless inspection</text:span></text:p>
      <text:p text:style-name="P33">They will examine every packet against a set of rules. Once a packet mat<text:span text:style-name="T3">ch</text:span>es a rule, the rule is enforced and the specified action is taken.</text:p>
      <text:p text:style-name="P33"/>
      <text:p text:style-name="P20">Via stateful inspection</text:p>
      <text:p text:style-name="P34">The firewall will only examine the state of the connection between networks.</text:p>
      <text:p text:style-name="P34">Specifically when a connectio is made from an internal network to an external network the firewall will not examine any packets returning from the external connection.</text:p>
      <text:p text:style-name="P34"><text:soft-page-break/>As a general rule, external connections are not allowed to be initiate with the internal network.</text:p>
      <text:p text:style-name="P34"/>
      <text:p text:style-name="P34">A <text:span text:style-name="T1">firewall</text:span> is a the first line of defense in protecting the internal network from outside threats.</text:p>
      <text:p text:style-name="P34"/>
      <text:p text:style-name="P38"/>
      <text:p text:style-name="P20">Intrusion detection system (IDS)</text:p>
      <text:p text:style-name="P34">And IDS is a passive system designed to identify when a network breach or attack against the network is occurring.</text:p>
      <text:p text:style-name="P34">It is usually designed to inform the network administrator when a breach attack has ocur<text:span text:style-name="T5">red</text:span>d through log files, sms and or email notification.</text:p>
      <text:p text:style-name="P34">They cannot prevent or stop a breach from happening on tehir won</text:p>
      <text:p text:style-name="P34">It recievs a copy of all traffic and evaluates it against a set of standards.:</text:p>
      <text:p text:style-name="P20"/>
      <text:p text:style-name="P20">signature based: <text:span text:style-name="T4">evaluates network traffic for known malware or attack signatures</text:span></text:p>
      <text:p text:style-name="P20">anomaly based: <text:span text:style-name="T4"><text:s/>evaluates network traffic for suspicious changes</text:span></text:p>
      <text:p text:style-name="P20">policy based:<text:span text:style-name="T4"> evaluates network traffic against a specifically declared policy</text:span></text:p>
      <text:p text:style-name="P34"/>
      <text:p text:style-name="P21">Intrusion prevention system (IPS)</text:p>
      <text:p text:style-name="P35">An active system designed to stop a breach or attack from succeeding in damaging the network.</text:p>
      <text:p text:style-name="P35">Designed to perform actions that stop malicious activity.</text:p>
      <text:p text:style-name="P35">Will inform the administrator through the use of a log files, sms or email notification</text:p>
      <text:p text:style-name="P35"/>
      <text:p text:style-name="P35">All traffic on the network segment flows throguh the IPS to either enter or leave the segment.</text:p>
      <text:p text:style-name="P35">Like the IDS all traffic is evaluated against a set of standards.</text:p>
      <text:p text:style-name="P35"/>
      <text:p text:style-name="P35">It is usually placed between a router (with a firewall) and the destination network segment.</text:p>
      <text:p text:style-name="P35">It is programmed to make an active response to the sitiuation:</text:p>
      <text:p text:style-name="P35">-Block the offending IP address</text:p>
      <text:p text:style-name="P35">-close down the vulnerable interface</text:p>
      <text:p text:style-name="P35">-terminate the work session</text:p>
      <text:p text:style-name="P35">-redirect the attack</text:p>
      <text:p text:style-name="P35">-and more</text:p>
      <text:p text:style-name="P35"/>
      <text:p text:style-name="P21">VPN Concetrator</text:p>
      <text:p text:style-name="P35"><text:s/>It is a type of router device built specifically for managing VPN communication <text:span text:style-name="T6">infrastructures.</text:span></text:p>
      <text:p text:style-name="P37">It will allowe for many more secure VPN connections to a network</text:p>
      <text:p text:style-name="P36">It’s a type of networking device that <text:s/>secures creation of VPN connections and delivery of messages between Vpn nodes.</text:p>
      <text:p text:style-name="P36">It has the ability to create and manage a large quantity of VPN tunnels.</text:p>
      <text:p text:style-name="P36"/>
      <text:p text:style-name="P36">Furtherrmore it can:</text:p>
      <text:p text:style-name="P36">-establish and configure tunnels</text:p>
      <text:p text:style-name="P36">-authenticate users</text:p>
      <text:p text:style-name="P36">-assign tunnel?ip addresses to users</text:p>
      <text:p text:style-name="P43">-encrypt and decrypt data</text:p>
      <text:p text:style-name="P43">-ensure end to end delivery of data</text:p>
      <text:p text:style-name="P43"/>
      <text:p text:style-name="P44">Most concentrators can function on layer 2,3,7 of the OSI model, providing Ipsec encryption through a secure tunnel.</text:p>
      <text:p text:style-name="P44"/>
      <text:p text:style-name="P44"/>
      <text:p text:style-name="P69">Optimisation and performance devices</text:p>
      <text:p text:style-name="P69"><text:soft-page-break/></text:p>
      <text:p text:style-name="P87">Load Balancer</text:p>
      <text:p text:style-name="P87">(aka content switch or content filter)</text:p>
      <text:p text:style-name="P44">Used to to loead balance between multiple hosts that contain the same data, spreading out the workload and efficienty.</text:p>
      <text:p text:style-name="P44"/>
      <text:p text:style-name="P44">It is commonly used to distribute the requests (workload) to a server farm among the various servers, helping to ensure that no server gets overloaded.</text:p>
      <text:p text:style-name="P44"/>
      <text:p text:style-name="P87">Proxy server:</text:p>
      <text:p text:style-name="P44">It is an appliance that requests resources on behalf of client machine.</text:p>
      <text:p text:style-name="P44"/>
      <text:p text:style-name="P44">Often used to retrieve resources from outside untrusted networks on behalf of the requesting client.</text:p>
      <text:p text:style-name="P44">It thus hides and requests the requesting client.</text:p>
      <text:p text:style-name="P44"/>
      <text:p text:style-name="P44">It can also be utl<text:span text:style-name="T7">ise</text:span>d to filter allowed content.</text:p>
      <text:p text:style-name="P44"/>
      <text:p text:style-name="P44">It can increase network performance by caching commonly used web pages,</text:p>
      <text:p text:style-name="P44"/>
      <text:p text:style-name="P44"/>
      <text:p text:style-name="P83">Networking services and applications (the basics of a VPN and the protocols used by a VPN)</text:p>
      <text:p text:style-name="P83"/>
      <text:p text:style-name="P85">VPN basics: what are they?</text:p>
      <text:p text:style-name="P85"/>
      <text:p text:style-name="P45">(viritual private netwrok ) used by remote hosts to access a private network through an encrypted tunnel through a public network.</text:p>
      <text:p text:style-name="P88"/>
      <text:p text:style-name="P45">Once the connection is made, the remote host is no longer considered remote. It is seen by the private network as a local host.</text:p>
      <text:p text:style-name="P45">Even if though the network traffic may pass through different routers or systems, it is seen by both ends as a direct connection.</text:p>
      <text:p text:style-name="P45"/>
      <text:p text:style-name="P45">VPNs can help reduce networking costs for organisations and buisinesses. This is partly achieved ebcause the VPN does not require the <text:span text:style-name="T8">u</text:span>se of a dedicated leased line to create the connection.</text:p>
      <text:p text:style-name="P45"/>
      <text:p text:style-name="P89">VPN types:</text:p>
      <text:p text:style-name="P54"><text:span text:style-name="T1">-site to site VPN</text:span> = allows a remote site’s network to connect to connect to the main site’s network <text:tab/><text:tab/><text:tab/>and be seen as a local network segment (vpn concentrators on both ends of <text:tab/><text:tab/><text:tab/>the VPN will manage the connection) .</text:p>
      <text:p text:style-name="P47"><text:tab/><text:tab/><text:tab/>companies with offices in multiple fixed locations to create secure <text:tab/><text:tab/><text:tab/><text:tab/>connections between each other over the internet.</text:p>
      <text:p text:style-name="P46">-<text:span text:style-name="T1">remote access VPN (host to site VPN)</text:span> = allows select remote users to connect to the local network. <text:tab/><text:tab/><text:tab/>A VPN concentrator on the local network will manage the connections <text:tab/><text:tab/><text:tab/><text:tab/>coming from remote users. <text:span text:style-name="T9">(commercial vpns, enable to bypass regional <text:tab/><text:tab/><text:tab/><text:tab/>blocks)</text:span></text:p>
      <text:p text:style-name="P46"><text:tab/><text:tab/><text:tab/>The remote system making the connection uses a special software, called <text:tab/><text:tab/><text:tab/><text:tab/>VPN client software to make the connection.</text:p>
      <text:p text:style-name="P46">-<text:span text:style-name="T1">host to host VPN (SSL VPN)= </text:span><text:s/>allows a secure connection between two systems without the use of <text:tab/><text:tab/><text:tab/><text:tab/> <text:s text:c="4"/>the VPN client software. A VPN concentrator on the local network <text:tab/><text:tab/><text:tab/><text:tab/> <text:s text:c="4"/>manages the connections.</text:p>
      <text:p text:style-name="P46"><text:tab/><text:tab/><text:tab/><text:tab/> <text:s text:c="4"/>The host seeking to connect uses a web browser that supports the <text:tab/><text:tab/><text:tab/><text:tab/> <text:s text:c="4"/>correct encryption technology (either SSL or TLS) to make the <text:soft-page-break/><text:tab/><text:tab/><text:tab/> <text:s/><text:tab/> <text:s text:c="4"/>connection to the VPN concentrator. <text:span text:style-name="T10">To gain access to the safe <text:tab/><text:tab/><text:tab/><text:tab/><text:tab/> <text:s text:c="4"/>connection, the software needs to be launched and authenticated <text:tab/><text:tab/><text:tab/><text:tab/> <text:s text:c="4"/>with <text:s/>VPN username and password This is how the encrypted link <text:tab/><text:tab/><text:tab/><text:tab/> <text:s text:c="4"/>is built between the device and the remote network for secure <text:tab/><text:tab/><text:tab/><text:tab/> <text:s text:c="16"/>exchange of data.</text:span><text:tab/></text:p>
      <text:p text:style-name="P46"/>
      <text:p text:style-name="P85"/>
      <text:p text:style-name="P46"/>
      <text:p text:style-name="P46"/>
      <text:p text:style-name="P95"/>
      <text:p text:style-name="P95"/>
      <text:p text:style-name="P95"/>
      <text:p text:style-name="P95">Internet Protocol Security (IPSec)</text:p>
      <text:p text:style-name="P48">The most common suite of protocols to secure a VPN connection.</text:p>
      <text:p text:style-name="P48">It works at layer 3 of the OSI and above.</text:p>
      <text:p text:style-name="P48"/>
      <text:p text:style-name="P48">Can be used with the authentication header (AH) protocol. This protocl only offers authentication services, no encryption.</text:p>
      <text:p text:style-name="P48"/>
      <text:p text:style-name="P48">It can also be used with the encapsulating security Payload (ESP) that both authenticates and encrypts packets.</text:p>
      <text:p text:style-name="P48"/>
      <text:p text:style-name="P48">Both AH and ESP will operate in one of two modes:</text:p>
      <text:p text:style-name="P48">1) <text:span text:style-name="T1">transport mode: </text:span><text:s/>between two endpoints ( eg as in the host to host VPN)</text:p>
      <text:p text:style-name="P48">2)<text:span text:style-name="T1">tunnel mode: </text:span>between two endpoints ( site to site VPN)</text:p>
      <text:p text:style-name="P48"/>
      <text:p text:style-name="P90">IPSec <text:s/><text:span text:style-name="T4">implements </text:span><text:span text:style-name="T11">Internet security association and key management (ISAKMP): </text:span><text:span text:style-name="T4">a method for transferring security key and authentication data between systems outside of the security key generating process</text:span></text:p>
      <text:p text:style-name="P48"/>
      <text:p text:style-name="P48"/>
      <text:p text:style-name="P48"/>
      <text:p text:style-name="P91">Generic routing Encapsulation (GRE)</text:p>
      <text:p text:style-name="P49"><text:s/>A tunnelling protocol that can encapsulate a variety of network layer protocols.</text:p>
      <text:p text:style-name="P49">Often used to create a sub tunnel within an Ipsec connetion.</text:p>
      <text:p text:style-name="P49"/>
      <text:p text:style-name="P49">This is because Ipsec will only transmit unicast packets (one to one connections), but often there is a need to transmit multicast or broadcast (one to many <text:s/>communication) packets across an IPSec connection. </text:p>
      <text:p text:style-name="P49">By using GRE this is accomplished.</text:p>
      <text:p text:style-name="P49"/>
      <text:p text:style-name="P91">Point to point tunnelling protocol</text:p>
      <text:p text:style-name="P49"><text:s/>An older VPN technology that supports dial up VPN connections. Not very secure on its own, but microsoft added Gre to it making it more secure.</text:p>
      <text:p text:style-name="P49"/>
      <text:p text:style-name="P49"/>
      <text:p text:style-name="P92">Transport Layer security protocol (TLS)</text:p>
      <text:p text:style-name="P50">-cryptographic protocol used to create secure encrypted connections between two end devices or applications.</text:p>
      <text:p text:style-name="P50">- Asymmetric encryption to authenticate end points and then negotiate a symmetrical security key that is used to encrypt the session.</text:p>
      <text:p text:style-name="P50">-It has replaced the secure socket layer (SSL) protoc<text:span text:style-name="T26">o</text:span>l</text:p>
      <text:p text:style-name="P50"><text:soft-page-break/>-works at layer 5 and above of the OSI model</text:p>
      <text:p text:style-name="P50">-All modern web browsers support TLS</text:p>
      <text:p text:style-name="P50"/>
      <text:p text:style-name="P92">Secure socket Layer (SSL) protocol</text:p>
      <text:p text:style-name="P50">-an older cryprographic protoc<text:span text:style-name="T26">o</text:span>l similar to TLS</text:p>
      <text:p text:style-name="P50">-commonly used in internet transactions. All web browser support SSL</text:p>
      <text:p text:style-name="P50"/>
      <text:p text:style-name="P50"/>
      <text:p text:style-name="P97">Network services and applications part 2: Network access services and applications</text:p>
      <text:p text:style-name="P84"/>
      <text:p text:style-name="P92">Network access Services:</text:p>
      <text:p text:style-name="P92"/>
      <text:p text:style-name="P92">Network interface controller (NIC)</text:p>
      <text:p text:style-name="P50">-Piece of hardware, aka Network interface card</text:p>
      <text:p text:style-name="P50">-how a device connects to a network</text:p>
      <text:p text:style-name="P50">-works at layers 1 and 2 of the OSI.</text:p>
      <text:p text:style-name="P50"><text:tab/>-At Layer 2 (data link): prbvides the functional means of entwokr communication by determining which networking protocls (ie ethernet, point to point protocl) will be used.</text:p>
      <text:p text:style-name="P50"><text:tab/>It also provides the local network node address through its burned in physical MAC address.</text:p>
      <text:p text:style-name="P50"><text:tab/>-At Layer 1 it determines how the network data trafic will be converted a bit at a time into an electrical signal that can transvers the network media being used.</text:p>
      <text:p text:style-name="P50"><text:tab/><text:span text:style-name="T23">Most modern computers come in with a NIC</text:span></text:p>
      <text:p text:style-name="P50"/>
      <text:p text:style-name="P93"/>
      <text:p text:style-name="P93">Radius (remote authentication Dial in User Service)</text:p>
      <text:p text:style-name="P51">-a remote access service used to authenticate remote users and grant them access to authorised <text:s/>network services.</text:p>
      <text:p text:style-name="P51">- a popular Authentication, authorization and accoutning (AAA) protocol used to help ensure that only authenticate end users are using network resources they are authorised to use.</text:p>
      <text:p text:style-name="P51">-the accounting features are very robust but its weakness is that only the requestors (end users) password is encrypted. The rest is all in plain text</text:p>
      <text:p text:style-name="P51"/>
      <text:p text:style-name="P93">Tacacs+ ( Terminal Access controller <text:s/>Access -control system Plus)</text:p>
      <text:p text:style-name="P51"><text:s/>A remote access service that is used to authenticate remote devices and grant them access to authorized network resources.</text:p>
      <text:p text:style-name="P51">- Also a popular AAA protocol.</text:p>
      <text:p text:style-name="P51">-The accounting features are not as robust as the one of the RADIUS but all transmissions between devices are encrypted.</text:p>
      <text:p text:style-name="P51"/>
      <text:p text:style-name="P86"/>
      <text:p text:style-name="P96">Other Services and Applications</text:p>
      <text:p text:style-name="P51"/>
      <text:p text:style-name="P93">RAS (remote access Services)</text:p>
      <text:p text:style-name="P51"><text:s/>not a protocol but a roadmap.: a descritpion of the combination of software and hardware required for remote access connection. </text:p>
      <text:p text:style-name="P51">A client requests access from a Ras server which either grants or rejects access.</text:p>
      <text:p text:style-name="P86"/>
      <text:p text:style-name="P93">Web services</text:p>
      <text:p text:style-name="P51">Provides means for communication between software packages or disparate platform. Usually achieved by translating communication into an XML (extensible Markup Languae) format</text:p>
      <text:p text:style-name="P51"/>
      <text:p text:style-name="P93">Unified Voice Services</text:p>
      <text:p text:style-name="P26"><text:soft-page-break/><text:span text:style-name="T13"><text:s/>A combination </text:span><text:span text:style-name="T14">of software and hardware required to integrate voice communications and channels into a network</text:span></text:p>
      <text:p text:style-name="P53"/>
      <text:p text:style-name="P53"/>
      <text:p text:style-name="P98">DHCP in the network</text:p>
      <text:p text:style-name="P94"/>
      <text:p text:style-name="P70">Static vs dynamic IP addressing</text:p>
      <text:p text:style-name="P70"/>
      <text:p text:style-name="P94">How does a computer know what its IP configuration is?</text:p>
      <text:p text:style-name="P52">Most likely a computer received its IP configuration from a DHCP <text:s/>(dynamic Host configuration Protocol) server.</text:p>
      <text:p text:style-name="P52">The server gave the computer an IP address and told it where its default gateway <text:s/>as, as well as how to find a DNS server.</text:p>
      <text:p text:style-name="P52"/>
      <text:p text:style-name="P71">Static IP addressing:</text:p>
      <text:p text:style-name="P55"><text:s/>the admin assigns an ip number and subnet mask to each host in the network,</text:p>
      <text:p text:style-name="P55">Each network interface that is going to be available to connect to the network requires this information.</text:p>
      <text:p text:style-name="P55"/>
      <text:p text:style-name="P55">The admin assigns a default gateway location and DNS server location to each host in the network.</text:p>
      <text:p text:style-name="P55"/>
      <text:p text:style-name="P55">Each time a change is made (eg a new default gateway is established) each IP configuration on each host must be updated.</text:p>
      <text:p text:style-name="P55"/>
      <text:p text:style-name="P55"/>
      <text:p text:style-name="P71">Dynamic IP addressing:</text:p>
      <text:p text:style-name="P55">the admin configures a DHCP server to handle the assigning process, which automates the process</text:p>
      <text:p text:style-name="P55">- the dhcp server listens to a specific port for IP information requests.</text:p>
      <text:p text:style-name="P55"/>
      <text:p text:style-name="P55">Once it recieves a request, the server responds with the required information.</text:p>
      <text:p text:style-name="P55"/>
      <text:p text:style-name="P55"/>
      <text:p text:style-name="P71">Typical DHCP process</text:p>
      <text:p text:style-name="P55"/>
      <text:p text:style-name="P71"><text:span text:style-name="T27">upon boot up, a PC that is configured to request an IP configuration sends a DHCP </text:span>discovery packet<text:span text:style-name="T27">.</text:span></text:p>
      <text:p text:style-name="P55"/>
      <text:p text:style-name="P71">- <text:span text:style-name="T27">The discovery packet is sent to the broadcast address: 255.255.255.255:67 (port 67)</text:span></text:p>
      <text:p text:style-name="P71"><text:span text:style-name="T27">- the dhcp server responds with an </text:span>offer packet <text:span text:style-name="T31">(I am here to help)</text:span></text:p>
      <text:p text:style-name="P55">- the offer packet is sent to the MAC address of the computer using UDP port 68</text:p>
      <text:p text:style-name="P71"><text:span text:style-name="T27">-</text:span><text:span text:style-name="T28">the computer recieves the offer packet from the DHCP server and returns a </text:span><text:span text:style-name="T31">request packet</text:span><text:span text:style-name="T28"> (requesting the proper IP configuration) to the DHCP server.</text:span></text:p>
      <text:p text:style-name="P57"/>
      <text:p text:style-name="P71"><text:span text:style-name="T28">-Once the DHCP server recieves the request packet, it sends back an </text:span><text:span text:style-name="T31">acknowledgment packet</text:span><text:span text:style-name="T28"> which contains the required IP configuration.</text:span></text:p>
      <text:p text:style-name="P57"/>
      <text:p text:style-name="P72"><text:span text:style-name="T28">U</text:span><text:span text:style-name="T27">pon reciept of the acknowledgment packet, the PC changes its IP configuration to reflect the information received.</text:span></text:p>
      <text:p text:style-name="P55"/>
      <text:p text:style-name="P55"/>
      <text:p text:style-name="P72">Components and processes of DHCP</text:p>
      <text:p text:style-name="P56">Ports used:</text:p>
      <text:p text:style-name="P56"><text:soft-page-break/>PC sends discovery packet to 255.255.255:255:67</text:p>
      <text:p text:style-name="P56">DHCP sends offer packet to the PC’s MAC (media access control address) address on port 68</text:p>
      <text:p text:style-name="P56"/>
      <text:p text:style-name="P72">address scope</text:p>
      <text:p text:style-name="P56"><text:s/>the ip address range that the admin can hand out.</text:p>
      <text:p text:style-name="P56"><text:s/>admin configures Ip address range with one that is available to be handed out.</text:p>
      <text:p text:style-name="P56"/>
      <text:p text:style-name="P72">Address reservations</text:p>
      <text:p text:style-name="P56"><text:s/>the admin reserves specific Ip addresses to be handed out to specific MAC addresses. These are used for devices that should always <text:s/>have the same Ip address (eg servers, and routers)</text:p>
      <text:p text:style-name="P56">-it allows for these addresses to be changed from a central location instead of having to log into each device separately.</text:p>
      <text:p text:style-name="P56"/>
      <text:p text:style-name="P56"/>
      <text:p text:style-name="P72">Leases</text:p>
      <text:p text:style-name="P56">- configuration parameters are only good for a specified amount of time.</text:p>
      <text:p text:style-name="P56">-Leases are configured by the administrator</text:p>
      <text:p text:style-name="P56">(time limit for which an certain IP configurations is valid</text:p>
      <text:p text:style-name="P56"/>
      <text:p text:style-name="P56"/>
      <text:p text:style-name="P72">Options (various options the admin can configure)</text:p>
      <text:p text:style-name="P109">default gateway locations</text:p>
      <text:p text:style-name="P56">-DNS server addresses (there can be more than one)</text:p>
      <text:p text:style-name="P56">- time server addresses (PC can syncrhonise with a <text:s/>time server)</text:p>
      <text:p text:style-name="P56">- many additional options</text:p>
      <text:p text:style-name="P56"/>
      <text:p text:style-name="P72">preferred Ip configuration</text:p>
      <text:p text:style-name="P56">- a PC can have a preferred IP addresses. (ie the ip it had the last time it booted up)</text:p>
      <text:p text:style-name="P56">-the admin can configure DHCp server to either honor the preference or ignore it.</text:p>
      <text:p text:style-name="P56"/>
      <text:p text:style-name="P56"/>
      <text:p text:style-name="P58">Under the right circumstances a DHCP server isn’t requried to reside on the local network segment.</text:p>
      <text:p text:style-name="P58">Broadcast transmissions cannot pass throguh a router. If there is no DHCP server on the LAN, the router can be configured to be a DHCP relay (Ip helper). Whne it recievs a discovery packet from a node, it will forward that packet to the network segment on which the DHCP server recsides.</text:p>
      <text:p text:style-name="P58"/>
      <text:p text:style-name="P58">This allows for fewer configured DHCp servers in anny given network, reducing the ammount of maintanance an admin needs to perform.</text:p>
      <text:p text:style-name="P58"/>
      <text:p text:style-name="P58"/>
      <text:p text:style-name="P58"/>
      <text:p text:style-name="P73">Introduction to the DNS service</text:p>
      <text:p text:style-name="P73"/>
      <text:p text:style-name="P58">DNS is the process that maps human friendly names to IP addreses. Without that we would have to memorize Ip addresses. It’s like the phone book of the internet.</text:p>
      <text:p text:style-name="P58"/>
      <text:p text:style-name="P58">DNS stands for domain name system, and is very hierarchical in nature. If the local DNS server apparatus does not contain the needed record, it sends a request up the chain until a positive response is received, which gets passed back down to the original requestor.</text:p>
      <text:p text:style-name="P58">DNS requires a FQDN (fully qualified domain name) in order to function. Fqdn = www.google.com</text:p>
      <text:p text:style-name="P58"/>
      <text:p text:style-name="P58"/>
      <text:p text:style-name="P58"><text:soft-page-break/>Www = the specified services</text:p>
      <text:p text:style-name="P58">google. = the local domain</text:p>
      <text:p text:style-name="P58">com = the top level domain: contains the google, contains the services</text:p>
      <text:p text:style-name="P58"/>
      <text:p text:style-name="P58"/>
      <text:p text:style-name="P99"><text:span text:style-name="T12"><text:s/>Different</text:span><text:span text:style-name="T15"> levels of DNS servers:</text:span></text:p>
      <text:p text:style-name="P99"><text:span text:style-name="T15">-</text:span><text:span text:style-name="T12">local dns server</text:span><text:span text:style-name="T15"> the server on the LAN that contains the HOSTS file that maps the FQDn to IP addresses in the subdomain</text:span></text:p>
      <text:p text:style-name="P99"><text:span text:style-name="T15">-</text:span><text:span text:style-name="T12">Top level domain (tld) server</text:span><text:span text:style-name="T15">: the server that contains the records for a top level domain</text:span></text:p>
      <text:p text:style-name="P58"><text:tab/>examples include: .com, .org, .net, .edu</text:p>
      <text:p text:style-name="P58"><text:tab/>each of these servers contain all the information for their respective domains</text:p>
      <text:p text:style-name="P58"><text:tab/>-TLD servers delegate down to second level servers to ease the load, however the TLD <text:tab/>server is the responsible server</text:p>
      <text:p text:style-name="P58"/>
      <text:p text:style-name="P99"><text:span text:style-name="T12"><text:s/>root server: </text:span><text:span text:style-name="T15"><text:s/>the server that contains the records for the TLD servers</text:span></text:p>
      <text:p text:style-name="P58"/>
      <text:p text:style-name="P58"/>
      <text:p text:style-name="P74">authortitative:</text:p>
      <text:p text:style-name="P59"><text:s/>- an authoritative dns server is the one that responds to a request that has been specifically <text:tab/>configured to contain the information</text:p>
      <text:p text:style-name="P59">- an authoritative response comes from the DNS server that actually holds the original record</text:p>
      <text:p text:style-name="P59"/>
      <text:p text:style-name="P74"><text:s/>non-authoritative:</text:p>
      <text:p text:style-name="P59">- a non authortitative dns server responds to a request with DNS information that it received from another DNS server</text:p>
      <text:p text:style-name="P59">- a non authoritative response is not a response from the official name server for the domain.</text:p>
      <text:p text:style-name="P59">Instead, it is a second or third hand response (or even <text:s/>further removed)</text:p>
      <text:p text:style-name="P58"/>
      <text:p text:style-name="P58"/>
      <text:p text:style-name="P99"><text:span text:style-name="T12"><text:s/></text:span><text:span text:style-name="T18">DNS records</text:span></text:p>
      <text:p text:style-name="P60"><text:s/></text:p>
      <text:p text:style-name="P59">-A record: maps hostnames to their IPv4 addresses</text:p>
      <text:p text:style-name="P59">-AAAA record: <text:s/>maps hostnames to their IPv6 addresses</text:p>
      <text:p text:style-name="P59">-CNAME record: maps canonical (alias) names to hostnames</text:p>
      <text:p text:style-name="P59">-PTR record: pointer record that points to a canonical name</text:p>
      <text:p text:style-name="P59">- MX record: maps to the email server that is specified for a specific domain. It is the record that determines how email travels from sender to recipient.</text:p>
      <text:p text:style-name="P59"/>
      <text:p text:style-name="P59"/>
      <text:p text:style-name="P59"/>
      <text:p text:style-name="P74"><text:s/>Dynamic DNS (DDNS)</text:p>
      <text:p text:style-name="P59"><text:s/>-permits lightweight and immediate updates to a local Dns database</text:p>
      <text:p text:style-name="P59">-very useful when FQDN remains the same but the Ip addresses is able to change on a regular absis.</text:p>
      <text:p text:style-name="P59">- is implemented as an additional service to dns</text:p>
      <text:p text:style-name="P59"/>
      <text:p text:style-name="P59"/>
      <text:p text:style-name="P74">DDNS updating</text:p>
      <text:p text:style-name="P59">- a method for updating traditional name servers without the intervention of an administrator</text:p>
      <text:p text:style-name="P59">- a DDNS provider supplies software that will monitor the Ip address of a referenced system. Once the Ip addresses change, the software sends an update to the proper DNS server</text:p>
      <text:p text:style-name="P59"/>
      <text:p text:style-name="P59"><text:soft-page-break/>- DDNS is useful when access is needed to a domain whose Ip addresses is being supplied dynamically by an internet service Provider (ISP)</text:p>
      <text:p text:style-name="P59"/>
      <text:p text:style-name="P59"/>
      <text:p text:style-name="P100"><text:span text:style-name="T12"><text:s/></text:span><text:span text:style-name="T19">Introducing Network address translation</text:span></text:p>
      <text:p text:style-name="P75"/>
      <text:p text:style-name="P75"/>
      <text:p text:style-name="P61">Network address translation (NAT) solves the problem of how to route non routable IP addresses.</text:p>
      <text:p text:style-name="P61"/>
      <text:p text:style-name="P61">In an effort to conserver the Ipv4 address space, the rpovate IPV4 addressing spaces were introduced. These address spaces were removed from the public IPv4 address spaces and made non routable across public IPv4 networks.</text:p>
      <text:p text:style-name="P61"/>
      <text:p text:style-name="P61">This prevented private IPv4 addresses from communicating with remote public networks.</text:p>
      <text:p text:style-name="P61">Nat very simply solves this problem: a router with NAT enabled will translate a private Ip address into a routable public IP address. When the response returns to the router, it passes the response back to the device that requested it.</text:p>
      <text:p text:style-name="P61"/>
      <text:p text:style-name="P105"><text:span text:style-name="T12">This is just like how multiple people living in one house all have the same address for mail to be sent to. Once a parcel arrives at the doorstep, the people inside the house decide amongst themse</text:span><text:span text:style-name="T21">l</text:span><text:span text:style-name="T12">v</text:span><text:span text:style-name="T21">e</text:span><text:span text:style-name="T12">s for which person the <text:s/>parcel was for.</text:span></text:p>
      <text:p text:style-name="P61"/>
      <text:p text:style-name="P61"/>
      <text:p text:style-name="P76"><text:s/>How network address translation works:</text:p>
      <text:p text:style-name="P76"/>
      <text:p text:style-name="P76">There are two categories of Nat:</text:p>
      <text:p text:style-name="P61">- static NAT: each private IP address is assigned to a specific routable public Ip address. This relationship is kept and maintained by the Nat enabled router.</text:p>
      <text:p text:style-name="P61"/>
      <text:p text:style-name="P61">-when a device access outside of the LAN the router translates the local Ip address to the assigned public Ip address. When the response come back, the router will translate the public IP address into the local one.</text:p>
      <text:p text:style-name="P76"/>
      <text:p text:style-name="P76"/>
      <text:p text:style-name="P105"><text:span text:style-name="T12"><text:s/></text:span><text:span text:style-name="T20">Dynamic Nat (DNAT)</text:span></text:p>
      <text:p text:style-name="P61"><text:s/>The NAT enabled router dynamically assigns a routable IP address to devices from a pool of available public IP addresses,</text:p>
      <text:p text:style-name="P61"/>
      <text:p text:style-name="P105"><text:span text:style-name="T12">-When a device needs access outside of the LAN, the router performs the NAT function, only the public IP address comes from a reusable pool of public Ip addresses. </text:span><text:span text:style-name="T21">When a device has finished accessing the outside network, the public IP address goes back into the pool</text:span></text:p>
      <text:p text:style-name="P61"/>
      <text:p text:style-name="P61">- as initially designed the DNAT was more flexible than SNAT but still led to some scalability issues. As more network traffic requires access to remote networks, the pool of available public Ip addresses needs to increase or outside access cannot be achieved</text:p>
      <text:p text:style-name="P61"/>
      <text:p text:style-name="P61"/>
      <text:p text:style-name="P61"/>
      <text:p text:style-name="P61"/>
      <text:p text:style-name="P61"/>
      <text:p text:style-name="P77">Port address translation (PAT)</text:p>
      <text:p text:style-name="P62">-PAT is a type of DNAT that was developed to increase scalability of PAT.</text:p>
      <text:p text:style-name="P62"><text:soft-page-break/>-When a LAN service requires access to a public network, the NAT enabled router dynamically assigns the public IP address to the device with the addition of dynamically assigning a port number to the end of the public IP address.</text:p>
      <text:p text:style-name="P62"/>
      <text:p text:style-name="P62">-The router tracks the Ip addresses and port nunbers to ensure that the network traffic is routed to and from the proper services.</text:p>
      <text:p text:style-name="P62"/>
      <text:p text:style-name="P62">-PAT still requries a pool of Public Ip addresses but the pool may only contain one address or it may contain several for a large private network</text:p>
      <text:p text:style-name="P62"/>
      <text:p text:style-name="P62">-This is the preferred method for implementing NAT for two reasons: less public IP addresses are required and it is also easier for admins to maintain.</text:p>
      <text:p text:style-name="P62"/>
      <text:p text:style-name="P62"/>
      <text:p text:style-name="P62"/>
      <text:p text:style-name="P77"><text:s/>The NAT terminology</text:p>
      <text:p text:style-name="P77"/>
      <text:p text:style-name="P106"><text:span text:style-name="T12">-</text:span><text:span text:style-name="T20"> inside local address: </text:span><text:span text:style-name="T12"><text:s/>a private IP address on the LAN. The Up address assigned to a specific <text:tab/><text:tab/><text:tab/><text:tab/> <text:s/>device.</text:span></text:p>
      <text:p text:style-name="P62"/>
      <text:p text:style-name="P101"><text:span text:style-name="T12">- inside global address: </text:span><text:span text:style-name="T15"><text:s/>a public Ip address referencing an inside device. The public IP address <text:tab/><text:tab/><text:tab/>assigned to the inside device by the NAT <text:s/>enabled router to allow access <text:tab/><text:tab/><text:tab/><text:tab/>outside the public network.</text:span></text:p>
      <text:p text:style-name="P62"/>
      <text:p text:style-name="P101"><text:span text:style-name="T15">-</text:span><text:span text:style-name="T12">outside global address: </text:span><text:span text:style-name="T15"><text:s/>a public Ip address referencing to an outside device. The public address <text:tab/><text:tab/><text:tab/><text:tab/>assigned to a device outside a LAN</text:span></text:p>
      <text:p text:style-name="P62"/>
      <text:p text:style-name="P101"><text:span text:style-name="T15">-</text:span><text:span text:style-name="T12">Outside local address: </text:span><text:span text:style-name="T16"><text:s/></text:span><text:span text:style-name="T15">a private Ip address assigned to an outside device. The private address <text:tab/><text:tab/><text:tab/> <text:s text:c="2"/>assigned to an outside device on the interior of the LAN</text:span></text:p>
      <text:p text:style-name="P62"/>
      <text:p text:style-name="P62"/>
      <text:p text:style-name="P62"/>
      <text:p text:style-name="P78">What makes a WAN a WAN (wide area network) as opposed to a LAN</text:p>
      <text:p text:style-name="P78"/>
      <text:p text:style-name="P63"><text:s/>If you are using a form of transmission that you don’t own, (eg you are leasing it or paying it) <text:s/>then you are most likely using wan technology.</text:p>
      <text:p text:style-name="P63"/>
      <text:p text:style-name="P63">One of the most common physical infrastructures used in WAN technology is the public switched telephone network due to its widespread availability (PSTN).</text:p>
      <text:p text:style-name="P63"/>
      <text:p text:style-name="P78">Wan technologies:</text:p>
      <text:p text:style-name="P78"/>
      <text:p text:style-name="P102"><text:span text:style-name="T12">-</text:span><text:span text:style-name="T15"> dial Up <text:s/>: it utilises PTSN to transmit network traffic as an analog signal. Requires an analog <text:tab/>modem to format the network traffic.</text:span></text:p>
      <text:p text:style-name="P63"/>
      <text:p text:style-name="P78">ISDN (integrated services digital network)</text:p>
      <text:p text:style-name="P78"/>
      <text:p text:style-name="P63"><text:s/>-Digital point to point Wan technology using the PSTN</text:p>
      <text:p text:style-name="P63">- completely digital services</text:p>
      <text:p text:style-name="P63">- requires the use of a terminal adapter (TA) for the connection to the end node (often called a digital modem).</text:p>
      <text:p text:style-name="P63"><text:soft-page-break/>-A primary rate interface (PRI) uses 23 64kbs B channels and one 64kbps D channel for call setup and link management.</text:p>
      <text:p text:style-name="P63"/>
      <text:p text:style-name="P107">achieves 1.544 mbps speed (T<text:span text:style-name="T12">1 leased line)</text:span></text:p>
      <text:p text:style-name="P107"><text:span text:style-name="T12">- Commonly </text:span><text:span text:style-name="T22">implemented as a Basic rate interface BRI using two B channels and one D channel.</text:span></text:p>
      <text:p text:style-name="P64">-Achieves 128kbps speed.</text:p>
      <text:p text:style-name="P64"/>
      <text:p text:style-name="P65">Not as capable as DSL (digital subscriber line) but it can often be implemented where the DSL cannot be installed.</text:p>
      <text:p text:style-name="P65"/>
      <text:p text:style-name="P65"/>
      <text:p text:style-name="P103"><text:span text:style-name="T12"><text:s/></text:span><text:span text:style-name="T15"><text:s/></text:span><text:span text:style-name="T12">Publcic Switched telephone network:</text:span></text:p>
      <text:p text:style-name="P79"/>
      <text:p text:style-name="P65"><text:s/>-XDSL a digital WAN technology using the PSTN</text:p>
      <text:p text:style-name="P65">-requires the use of a digital modem</text:p>
      <text:p text:style-name="P108">dedicated digital line between the end <text:s/>point <text:s/>and a class<text:span text:style-name="T12">5 central office (CO)</text:span></text:p>
      <text:p text:style-name="P65">- it is only possible within 18,000 feet of the CO</text:p>
      <text:p text:style-name="P65">-carries voice and data (filters are put in place to get voice)</text:p>
      <text:p text:style-name="P65"/>
      <text:p text:style-name="P65"/>
      <text:p text:style-name="P79"><text:s/>SDSL (symmetric DSL)</text:p>
      <text:p text:style-name="P65">- synchronous in nature (upload and download speed is the same)</text:p>
      <text:p text:style-name="P65">-does not carry voice communications</text:p>
      <text:p text:style-name="P65">-if voice is required, an additional line is needed.</text:p>
      <text:p text:style-name="P65">- used by buisiness that don’t need the performance of a t-1 leased line, but that do require the symmetrical upload and download speeds.</text:p>
      <text:p text:style-name="P65"/>
      <text:p text:style-name="P65"/>
      <text:p text:style-name="P80">ADSL (asymmetric DSL)</text:p>
      <text:p text:style-name="P104"><text:span text:style-name="T12">-</text:span><text:span text:style-name="T15"> async in nature (upload speed is slower than download speed)</text:span></text:p>
      <text:p text:style-name="P66">- can carry data and voice</text:p>
      <text:p text:style-name="P66">- most common implementation of DSL in the SOHO (small office/ home office) environment.</text:p>
      <text:p text:style-name="P66"/>
      <text:p text:style-name="P80">VDSL (very high bit rate DSL)</text:p>
      <text:p text:style-name="P104"><text:span text:style-name="T12">-</text:span><text:span text:style-name="T15"> async in nature</text:span></text:p>
      <text:p text:style-name="P66">-used in high quality video and VoIP necessary</text:p>
      <text:p text:style-name="P66">- it is only possible when located within 4, 000 feet of a CO),</text:p>
      <text:p text:style-name="P66">-Current standard allows for up to 100mbps over PTSN </text:p>
      <text:p text:style-name="P66">- to achieve that, the end point must be within 300 meters of a CO (central office)</text:p>
      <text:p text:style-name="P66"/>
      <text:p text:style-name="P66"/>
      <text:p text:style-name="P80"><text:s/>Broadband cable</text:p>
      <text:p text:style-name="P80"/>
      <text:p text:style-name="P80">-Coaxial cable networking</text:p>
      <text:p text:style-name="P104"><text:span text:style-name="T12"><text:tab/>-</text:span><text:span text:style-name="T15">broadband connection to a location delivered by the cable company</text:span></text:p>
      <text:p text:style-name="P66"><text:tab/>-it can deliver voice, data and television all through the same connection</text:p>
      <text:p text:style-name="P104"><text:span text:style-name="T15">-</text:span><text:span text:style-name="T12">headend: </text:span><text:span text:style-name="T15"><text:s/>all cable signals are received at this point; signals are processed and formatted then transmitted back to the distr</text:span><text:span text:style-name="T17">i</text:span><text:span text:style-name="T15">bution network.</text:span></text:p>
      <text:p text:style-name="P66"/>
      <text:p text:style-name="P104"><text:span text:style-name="T12"><text:s/>Distribution network: </text:span><text:span text:style-name="T15"><text:s/>smaller service areas served by the cable company. The distribution network architecture can be composed of fiver optic cabling, coaxial cabling and/or hybrid fiber coaxial cabling HFC</text:span></text:p>
      <text:p text:style-name="P66"><text:soft-page-break/>-Unlike DSL, the bandwith is shared by the distribution network, this can lead to the increased latency and congestion.</text:p>
      <text:p text:style-name="P66"/>
      <text:p text:style-name="P66">-Final distribution to the premise is usually through a coaxial cable.</text:p>
      <text:p text:style-name="P66"/>
      <text:p text:style-name="P104"><text:span text:style-name="T15">-data over cable service interface specifica</text:span><text:span text:style-name="T17">t</text:span><text:span text:style-name="T15">ion DOCSIS the specifications for how the signal will be received. All cable modems and similar devices must measure up to the ISP’s required DOCSIS stand</text:span><text:span text:style-name="T17">ard.</text:span></text:p>
      <text:p text:style-name="P67"/>
      <text:p text:style-name="P67"/>
      <text:p text:style-name="P81">Fiber optic networking</text:p>
      <text:p text:style-name="P68"><text:s/>-uses light to transmit data and voice</text:p>
      <text:p text:style-name="P68">-allows or more bandwith over greater distances.</text:p>
      <text:p text:style-name="P68">-more expensive to install, but less susceptible to noise.</text:p>
      <text:p text:style-name="P68">--dense wavelength <text:s/>division multiplexing (DWDM) is a method of multiplexing several Optical carrier levels (up to 32 channels) into a single optical fibre, effectively increasing the bandwith of a single optical fibre.</text:p>
      <text:p text:style-name="P68"/>
      <text:p text:style-name="P68">- Coarse wavelenght division multiplexing (CWDM) is similar to DWDM but only allows <text:s/>for up to 8 channels on a single fiber.</text:p>
      <text:p text:style-name="P68"/>
      <text:p text:style-name="P68">-Passive optical network (PON) is point to point technology that uses a single optical fiber to connect multiple locations to the internet.</text:p>
      <text:p text:style-name="P68">It uses unpowered optical splitters.</text:p>
      <text:p text:style-name="P68"/>
      <text:p text:style-name="P68"/>
      <text:p text:style-name="P68"/>
      <text:p text:style-name="P82">Cellular networking</text:p>
      <text:p text:style-name="P82">-<text:span text:style-name="T27">cellular networking involves using the cellular phone for more than just phone calls</text:span></text:p>
      <text:p text:style-name="P110">1G cellular was only capable of voice transmissions</text:p>
      <text:p text:style-name="P110">-2G cellular added simple data transmission capability (text)</text:p>
      <text:p text:style-name="P110">-2 EDGE offered some basic cellular networking connectivity</text:p>
      <text:p text:style-name="P111">-3G is the beginning of broadband WAN networking</text:p>
      <text:p text:style-name="P111">-4g consists of LTE (long term evolution)+hspa (high speed packet address)</text:p>
      <text:p text:style-name="P68"/>
      <text:p text:style-name="P68"/>
      <text:p text:style-name="P68"/>
      <text:p text:style-name="P81"><text:s/><text:span text:style-name="T32">Wimax WAN connections </text:span></text:p>
      <text:p text:style-name="P81"/>
      <text:p text:style-name="P68"><text:s/><text:span text:style-name="T32">Stands for World wide Interoperability for microwave networking</text:span></text:p>
      <text:p text:style-name="P68">-<text:span text:style-name="T32">originally developed <text:s/>as an alternative use when DSL or cable was not available.</text:span></text:p>
      <text:p text:style-name="P68">-<text:span text:style-name="T32">uses microwave transmissions as an over the air method to transmit voice and data</text:span></text:p>
      <text:p text:style-name="P111">-requires a site of line between relay stations</text:p>
      <text:p text:style-name="P111"/>
      <text:p text:style-name="P111">- It is compatible with LTE networks but not compatible with 3G networks</text:p>
      <text:p text:style-name="P111"/>
      <text:p text:style-name="P111"/>
      <text:p text:style-name="P115"><text:s/>Satellite WAN connections</text:p>
      <text:p text:style-name="P111">-uses microwave transmissions</text:p>
      <text:p text:style-name="P111">-useful for extending networks to places that are hard to reach</text:p>
      <text:p text:style-name="P111">-<text:span text:style-name="T1">microwave</text:span> <text:span text:style-name="T1">relay</text:span> is a method of transmitting through the atmosphere</text:p>
      <text:p text:style-name="P118">-<text:span text:style-name="T12">requires line of site between relay stations</text:span></text:p>
      <text:p text:style-name="P118"><text:soft-page-break/><text:span text:style-name="T12">- a communication satellite (comsat) orms part of the microwave relay networking</text:span></text:p>
      <text:p text:style-name="P118"><text:span text:style-name="T12"/></text:p>
      <text:p text:style-name="P118"><text:span text:style-name="T12"/></text:p>
      <text:p text:style-name="P120"><text:span text:style-name="T12">WAN technologies part 3</text:span></text:p>
      <text:p text:style-name="P120"><text:span text:style-name="T12"/></text:p>
      <text:p text:style-name="P120"><text:span text:style-name="T12">Metro ethernet wan connections</text:span></text:p>
      <text:p text:style-name="P120"><text:span text:style-name="T12">-</text:span><text:span text:style-name="T15"> when a service provider connects to the customer’s site through an RJ45 connector</text:span></text:p>
      <text:p text:style-name="P120"><text:span text:style-name="T15">the customer views the WAN connection as an ethernet connection while in reality the type of connection will be dependant on the level of surface that has been purchased:</text:span></text:p>
      <text:p text:style-name="P120"><text:span text:style-name="T15"/></text:p>
      <text:p text:style-name="P120"><text:span text:style-name="T15"/></text:p>
      <text:p text:style-name="P120"><text:span text:style-name="T12"><text:s/>Leased Line WAN connections</text:span></text:p>
      <text:p text:style-name="P119"><text:span text:style-name="T12"/></text:p>
      <text:p text:style-name="P113">A dedicated circuit (connection) between two endpoints used for communications</text:p>
      <text:p text:style-name="P115">- <text:span text:style-name="T27"><text:s/></text:span><text:span text:style-name="T29">it can utilise either a plain old telephone service line on the public switched telephone network or it can be a fiber optic provided by a telecommunications company</text:span></text:p>
      <text:p text:style-name="P116"><text:span text:style-name="T29"/></text:p>
      <text:p text:style-name="P115"><text:span text:style-name="T29">-it is usually a digital point to point connection</text:span></text:p>
      <text:p text:style-name="P115"><text:span text:style-name="T29">-the circuit cannot be used by any other entity other than the customer.</text:span></text:p>
      <text:p text:style-name="P115"><text:span text:style-name="T29">- the speed of the line is limited by what the customer is willing to pay.</text:span></text:p>
      <text:p text:style-name="P115"><text:span text:style-name="T29"/></text:p>
      <text:p text:style-name="P116"><text:span text:style-name="T29"/></text:p>
      <text:p text:style-name="P117"><text:s/>An important leased line connection<text:span text:style-name="T27"> is the </text:span>Point-to-point Protocl (PPP)<text:span text:style-name="T27"> , a common data link </text:span></text:p>
      <text:p text:style-name="P117"><text:span text:style-name="T27"/></text:p>
      <text:p text:style-name="P117"><text:span text:style-name="T27">-layer (OSI layer2) protocol used with leased line networks</text:span></text:p>
      <text:p text:style-name="P116"><text:span text:style-name="T27">-It can transmit multiple layer 3 protocols (IP and IPX) through the use of control protocols</text:span></text:p>
      <text:p text:style-name="P116"><text:span text:style-name="T27">it also includes a feature called multilink PPP which allows for multiple physical interfaces to be bonded together and act as a single logical interface, effectively increasing the available ba</text:span><text:span text:style-name="T30">ndwit</text:span><text:span text:style-name="T27">h</text:span></text:p>
      <text:p text:style-name="P116"><text:span text:style-name="T27"/></text:p>
      <text:p text:style-name="P116"><text:span text:style-name="T27"/></text:p>
      <text:p text:style-name="P116"><text:span text:style-name="T27"/></text:p>
      <text:p text:style-name="P116"><text:span text:style-name="T2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0T01:16:33.105452617</meta:creation-date>
    <dc:date>2021-11-25T11:31:00.581740635</dc:date>
    <meta:editing-duration>PT50M9S</meta:editing-duration>
    <meta:editing-cycles>8</meta:editing-cycles>
    <meta:generator>LibreOffice/6.4.7.2$Linux_X86_64 LibreOffice_project/40$Build-2</meta:generator>
    <meta:document-statistic meta:table-count="0" meta:image-count="0" meta:object-count="0" meta:page-count="15" meta:paragraph-count="386" meta:word-count="5199" meta:character-count="31504" meta:non-whitespace-character-count="26447"/>
  </office:meta>
</office:document-meta>
</file>